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F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Textbody" style:master-page-name="MPF1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" style:parent-style-name="Textbody" style:family="paragraph">
      <style:paragraph-properties fo:line-height="150%"/>
    </style:style>
    <style:style style:name="T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4" style:parent-style-name="Textbody" style:family="paragraph">
      <style:paragraph-properties fo:line-height="150%"/>
    </style:style>
    <style:style style:name="T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6" style:parent-style-name="Textbody" style:family="paragraph">
      <style:paragraph-properties fo:line-height="150%"/>
    </style:style>
    <style:style style:name="T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8" style:parent-style-name="Textbody" style:family="paragraph">
      <style:paragraph-properties fo:line-height="150%"/>
    </style:style>
    <style:style style:name="T3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</style:style>
    <style:style style:name="T4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4" style:parent-style-name="Textbody" style:family="paragraph">
      <style:paragraph-properties fo:line-height="150%"/>
    </style:style>
    <style:style style:name="T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6" style:parent-style-name="Textbody" style:family="paragraph">
      <style:paragraph-properties fo:line-height="150%"/>
    </style:style>
    <style:style style:name="T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/>
    </style:style>
    <style:style style:name="T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0" style:parent-style-name="Textbody" style:family="paragraph">
      <style:paragraph-properties fo:line-height="150%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2" style:parent-style-name="Textbody" style:family="paragraph">
      <style:paragraph-properties fo:line-height="150%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4" style:parent-style-name="Textbody" style:family="paragraph">
      <style:paragraph-properties fo:line-height="150%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" style:parent-style-name="Textbody" style:family="paragraph">
      <style:paragraph-properties fo:line-height="150%" fo:text-indent="0.4923in"/>
    </style:style>
    <style:style style:name="T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" style:parent-style-name="Textbody" style:family="paragraph">
      <style:paragraph-properties fo:line-height="150%" fo:text-indent="0.4923in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P7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" style:parent-style-name="Textbody" style:family="paragraph">
      <style:paragraph-properties fo:line-height="150%"/>
    </style:style>
    <style:style style:name="T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8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7" style:parent-style-name="Textbody" style:family="paragraph">
      <style:paragraph-properties fo:line-height="150%" fo:text-indent="0.4923in"/>
    </style:style>
    <style:style style:name="T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2" style:parent-style-name="Textbody" style:family="paragraph">
      <style:paragraph-properties fo:line-height="150%" fo:text-indent="0.4923in"/>
    </style:style>
    <style:style style:name="P93" style:parent-style-name="Textbody" style:family="paragraph">
      <style:paragraph-properties fo:line-height="150%" fo:text-indent="0.4923in"/>
    </style:style>
    <style:style style:name="P94" style:parent-style-name="Textbody" style:family="paragraph">
      <style:paragraph-properties fo:line-height="150%" fo:text-indent="0.4923in"/>
    </style:style>
    <style:style style:name="P95" style:parent-style-name="Textbody" style:family="paragraph">
      <style:paragraph-properties fo:line-height="150%" fo:text-indent="0.4923in"/>
    </style:style>
    <style:style style:name="P9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97" style:parent-style-name="Textbody" style:family="paragraph">
      <style:paragraph-properties fo:line-height="150%" fo:text-indent="0.4923in"/>
    </style:style>
    <style:style style:name="T9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0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0" style:parent-style-name="Textbody" style:family="paragraph">
      <style:paragraph-properties fo:line-height="150%" fo:text-indent="0.4923in"/>
    </style:style>
    <style:style style:name="T11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1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2" style:parent-style-name="Textbody" style:family="paragraph">
      <style:paragraph-properties fo:line-height="150%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P1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0" style:parent-style-name="Textbody" style:family="paragraph">
      <style:paragraph-properties fo:line-height="150%" fo:text-indent="0.4923in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P14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49" style:parent-style-name="Textbody" style:family="paragraph">
      <style:paragraph-properties fo:line-height="150%" fo:text-indent="0.4923in"/>
    </style:style>
    <style:style style:name="T15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52" style:parent-style-name="Textbody" style:family="paragraph">
      <style:paragraph-properties fo:line-height="150%" fo:text-indent="0.4923in"/>
    </style:style>
    <style:style style:name="T1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70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71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72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3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4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5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7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7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0" style:parent-style-name="Textbody" style:family="paragraph">
      <style:paragraph-properties fo:line-height="150%" fo:text-indent="0.4923in"/>
    </style:style>
    <style:style style:name="T1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3" style:parent-style-name="Textbody" style:family="paragraph">
      <style:paragraph-properties fo:line-height="150%" fo:text-indent="0.4923in"/>
    </style:style>
    <style:style style:name="T18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9" style:parent-style-name="Textbody" style:family="paragraph">
      <style:paragraph-properties fo:line-height="150%" fo:text-indent="0.4923in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92" style:parent-style-name="Textbody" style:family="paragraph">
      <style:paragraph-properties fo:line-height="150%" fo:text-indent="0.4923in"/>
    </style:style>
    <style:style style:name="T19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9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8" style:parent-style-name="Textbody" style:family="paragraph">
      <style:paragraph-properties fo:line-height="150%" fo:text-indent="0.4923in"/>
    </style:style>
    <style:style style:name="T19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P20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0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TableColumn211" style:family="table-column">
      <style:table-column-properties style:column-width="0.5479in" style:use-optimal-column-width="false"/>
    </style:style>
    <style:style style:name="TableColumn212" style:family="table-column">
      <style:table-column-properties style:column-width="0.7048in" style:use-optimal-column-width="false"/>
    </style:style>
    <style:style style:name="TableColumn213" style:family="table-column">
      <style:table-column-properties style:column-width="0.3631in" style:use-optimal-column-width="false"/>
    </style:style>
    <style:style style:name="TableColumn214" style:family="table-column">
      <style:table-column-properties style:column-width="0.5847in" style:use-optimal-column-width="false"/>
    </style:style>
    <style:style style:name="TableColumn215" style:family="table-column">
      <style:table-column-properties style:column-width="0.518in" style:use-optimal-column-width="false"/>
    </style:style>
    <style:style style:name="TableColumn216" style:family="table-column">
      <style:table-column-properties style:column-width="1.4513in" style:use-optimal-column-width="false"/>
    </style:style>
    <style:style style:name="TableColumn217" style:family="table-column">
      <style:table-column-properties style:column-width="0.643in" style:use-optimal-column-width="false"/>
    </style:style>
    <style:style style:name="TableColumn218" style:family="table-column">
      <style:table-column-properties style:column-width="0.5666in" style:use-optimal-column-width="false"/>
    </style:style>
    <style:style style:name="TableColumn219" style:family="table-column">
      <style:table-column-properties style:column-width="0.5666in" style:use-optimal-column-width="false"/>
    </style:style>
    <style:style style:name="TableColumn220" style:family="table-column">
      <style:table-column-properties style:column-width="0.5666in" style:use-optimal-column-width="false"/>
    </style:style>
    <style:style style:name="TableColumn221" style:family="table-column">
      <style:table-column-properties style:column-width="0.5666in" style:use-optimal-column-width="false"/>
    </style:style>
    <style:style style:name="Table210" style:family="table">
      <style:table-properties style:width="7.0798in" fo:margin-left="0in" table:align="left"/>
    </style:style>
    <style:style style:name="TableRow222" style:family="table-row">
      <style:table-row-properties style:min-row-height="2.0236in" style:use-optimal-row-height="false" fo:keep-together="alway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extbody" style:family="paragraph">
      <style:paragraph-properties fo:line-height="150%"/>
      <style:text-properties style:font-weight-complex="bold"/>
    </style:style>
    <style:style style:name="P225" style:parent-style-name="Textbody" style:family="paragraph">
      <style:paragraph-properties fo:line-height="150%"/>
      <style:text-properties style:font-weight-complex="bold"/>
    </style:style>
    <style:style style:name="P226" style:parent-style-name="Textbody" style:family="paragraph">
      <style:paragraph-properties fo:line-height="150%"/>
      <style:text-properties style:font-weight-complex="bold"/>
    </style:style>
    <style:style style:name="P227" style:parent-style-name="Textbody" style:family="paragraph">
      <style:paragraph-properties fo:line-height="150%"/>
      <style:text-properties style:font-weight-complex="bold"/>
    </style:style>
    <style:style style:name="P228" style:parent-style-name="Textbody" style:family="paragraph">
      <style:paragraph-properties fo:line-height="150%"/>
      <style:text-properties style:font-weight-complex="bold"/>
    </style:style>
    <style:style style:name="P229" style:parent-style-name="Textbody" style:family="paragraph">
      <style:paragraph-properties fo:line-height="150%"/>
      <style:text-properties style:font-weight-complex="bold"/>
    </style:style>
    <style:style style:name="P230" style:parent-style-name="Textbody" style:family="paragraph">
      <style:paragraph-properties fo:line-height="150%"/>
      <style:text-properties style:font-weight-complex="bold"/>
    </style:style>
    <style:style style:name="P231" style:parent-style-name="Textbody" style:family="paragraph">
      <style:paragraph-properties fo:line-height="150%"/>
      <style:text-properties style:font-weight-complex="bold"/>
    </style:style>
    <style:style style:name="P232" style:parent-style-name="Textbody" style:family="paragraph">
      <style:paragraph-properties fo:line-height="150%"/>
      <style:text-properties style:font-weight-complex="bold"/>
    </style:style>
    <style:style style:name="P233" style:parent-style-name="Textbody" style:family="paragraph">
      <style:paragraph-properties fo:line-height="150%"/>
      <style:text-properties style:font-weight-complex="bold"/>
    </style:style>
    <style:style style:name="P234" style:parent-style-name="Textbody" style:family="paragraph">
      <style:paragraph-properties fo:line-height="150%"/>
      <style:text-properties style:font-weight-complex="bold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extbody" style:family="paragraph">
      <style:paragraph-properties fo:line-height="150%"/>
      <style:text-properties style:font-weight-complex="bold"/>
    </style:style>
    <style:style style:name="TableCell237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8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9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0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41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2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43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4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45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6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Row247" style:family="table-row">
      <style:table-row-properties style:use-optimal-row-height="false"/>
    </style:style>
    <style:style style:name="P248" style:parent-style-name="Обычный" style:family="paragraph">
      <style:text-properties fo:hyphenate="tru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extbody" style:family="paragraph">
      <style:paragraph-properties fo:line-height="150%"/>
      <style:text-properties style:font-weight-complex="bold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Textbody" style:family="paragraph">
      <style:paragraph-properties fo:line-height="150%"/>
      <style:text-properties style:font-weight-complex="bold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extbody" style:family="paragraph">
      <style:paragraph-properties fo:line-height="150%"/>
      <style:text-properties style:font-weight-complex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extbody" style:family="paragraph">
      <style:paragraph-properties fo:line-height="150%"/>
      <style:text-properties style:font-weight-complex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extbody" style:family="paragraph">
      <style:paragraph-properties fo:line-height="150%"/>
      <style:text-properties style:font-weight-complex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extbody" style:family="paragraph">
      <style:paragraph-properties fo:line-height="150%"/>
      <style:text-properties style:font-weight-complex="bold" fo:language="en" fo:country="US"/>
    </style:style>
    <style:style style:name="TableRow261" style:family="table-row">
      <style:table-row-properties style:use-optimal-row-height="false"/>
    </style:style>
    <style:style style:name="P262" style:parent-style-name="Обычный" style:family="paragraph">
      <style:text-properties fo:hyphenate="tru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extbody" style:family="paragraph">
      <style:paragraph-properties fo:line-height="150%"/>
      <style:text-properties style:font-weight-complex="bold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extbody" style:family="paragraph">
      <style:paragraph-properties fo:line-height="150%"/>
      <style:text-properties style:font-weight-complex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extbody" style:family="paragraph">
      <style:paragraph-properties fo:line-height="150%"/>
      <style:text-properties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extbody" style:family="paragraph">
      <style:paragraph-properties fo:line-height="150%"/>
      <style:text-properties style:font-weight-complex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extbody" style:family="paragraph">
      <style:paragraph-properties fo:line-height="150%"/>
      <style:text-properties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extbody" style:family="paragraph">
      <style:paragraph-properties fo:line-height="150%"/>
      <style:text-properties style:font-weight-complex="bold"/>
    </style:style>
    <style:style style:name="TableRow275" style:family="table-row">
      <style:table-row-properties style:use-optimal-row-height="false"/>
    </style:style>
    <style:style style:name="P276" style:parent-style-name="Обычный" style:family="paragraph">
      <style:text-properties fo:hyphenate="tru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Textbody" style:family="paragraph">
      <style:paragraph-properties fo:line-height="150%"/>
      <style:text-properties style:font-weight-complex="bold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Textbody" style:family="paragraph">
      <style:paragraph-properties fo:line-height="150%"/>
      <style:text-properties style:font-weight-complex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extbody" style:family="paragraph">
      <style:paragraph-properties fo:line-height="150%"/>
      <style:text-properties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extbody" style:family="paragraph">
      <style:paragraph-properties fo:line-height="150%"/>
      <style:text-properties style:font-weight-complex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extbody" style:family="paragraph">
      <style:paragraph-properties fo:line-height="150%"/>
      <style:text-properties style:font-weight-complex="bold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extbody" style:family="paragraph">
      <style:paragraph-properties fo:line-height="150%"/>
      <style:text-properties style:font-weight-complex="bold"/>
    </style:style>
    <style:style style:name="TableRow289" style:family="table-row">
      <style:table-row-properties style:use-optimal-row-height="false"/>
    </style:style>
    <style:style style:name="P290" style:parent-style-name="Обычный" style:family="paragraph">
      <style:text-properties fo:hyphenate="tru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extbody" style:family="paragraph">
      <style:paragraph-properties fo:line-height="150%"/>
      <style:text-properties style:font-weight-complex="bold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Textbody" style:family="paragraph">
      <style:paragraph-properties fo:line-height="150%"/>
      <style:text-properties style:font-weight-complex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extbody" style:family="paragraph">
      <style:paragraph-properties fo:line-height="150%"/>
      <style:text-properties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extbody" style:family="paragraph">
      <style:paragraph-properties fo:line-height="150%"/>
      <style:text-properties style:font-weight-complex="bold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extbody" style:family="paragraph">
      <style:paragraph-properties fo:line-height="150%"/>
      <style:text-properties style:font-weight-complex="bold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extbody" style:family="paragraph">
      <style:paragraph-properties fo:line-height="150%"/>
      <style:text-properties style:font-weight-complex="bold" fo:language="en" fo:country="US"/>
    </style:style>
    <style:style style:name="TableRow303" style:family="table-row">
      <style:table-row-properties style:use-optimal-row-height="false"/>
    </style:style>
    <style:style style:name="P304" style:parent-style-name="Обычный" style:family="paragraph">
      <style:text-properties fo:hyphenate="true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extbody" style:family="paragraph">
      <style:paragraph-properties fo:line-height="150%"/>
      <style:text-properties style:font-weight-complex="bold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extbody" style:family="paragraph">
      <style:paragraph-properties fo:line-height="150%"/>
      <style:text-properties style:font-weight-complex="bold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extbody" style:family="paragraph">
      <style:paragraph-properties fo:line-height="150%"/>
      <style:text-properties style:font-weight-complex="bold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extbody" style:family="paragraph">
      <style:paragraph-properties fo:line-height="150%"/>
      <style:text-properties style:font-weight-complex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extbody" style:family="paragraph">
      <style:paragraph-properties fo:line-height="150%"/>
      <style:text-properties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extbody" style:family="paragraph">
      <style:paragraph-properties fo:line-height="150%"/>
      <style:text-properties style:font-weight-complex="bold" fo:language="en" fo:country="US"/>
    </style:style>
    <style:style style:name="TableRow317" style:family="table-row">
      <style:table-row-properties style:use-optimal-row-height="false"/>
    </style:style>
    <style:style style:name="P318" style:parent-style-name="Обычный" style:family="paragraph">
      <style:text-properties fo:hyphenate="tru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paragraph-properties fo:line-height="150%"/>
      <style:text-properties style:font-weight-complex="bold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Textbody" style:family="paragraph">
      <style:paragraph-properties fo:line-height="150%"/>
      <style:text-properties style:font-weight-complex="bold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extbody" style:family="paragraph">
      <style:paragraph-properties fo:line-height="150%"/>
      <style:text-properties style:font-weight-complex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extbody" style:family="paragraph">
      <style:paragraph-properties fo:line-height="150%"/>
      <style:text-properties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extbody" style:family="paragraph">
      <style:paragraph-properties fo:line-height="150%"/>
      <style:text-properties style:font-weight-complex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extbody" style:family="paragraph">
      <style:paragraph-properties fo:line-height="150%"/>
      <style:text-properties style:font-weight-complex="bold" fo:language="en" fo:country="US"/>
    </style:style>
    <style:style style:name="TableRow331" style:family="table-row">
      <style:table-row-properties style:use-optimal-row-height="false"/>
    </style:style>
    <style:style style:name="P332" style:parent-style-name="Обычный" style:family="paragraph">
      <style:text-properties fo:hyphenate="tru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extbody" style:family="paragraph">
      <style:paragraph-properties fo:line-height="150%"/>
      <style:text-properties style:font-weight-complex="bold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Textbody" style:family="paragraph">
      <style:paragraph-properties fo:line-height="150%"/>
      <style:text-properties style:font-weight-complex="bold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extbody" style:family="paragraph">
      <style:paragraph-properties fo:line-height="150%"/>
      <style:text-properties style:font-weight-complex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extbody" style:family="paragraph">
      <style:paragraph-properties fo:line-height="150%"/>
      <style:text-properties style:font-weight-complex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extbody" style:family="paragraph">
      <style:paragraph-properties fo:line-height="150%"/>
      <style:text-properties style:font-weight-complex="bold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extbody" style:family="paragraph">
      <style:paragraph-properties fo:line-height="150%"/>
      <style:text-properties style:font-weight-complex="bold" fo:language="en" fo:country="US"/>
    </style:style>
    <style:style style:name="TableRow345" style:family="table-row">
      <style:table-row-properties style:use-optimal-row-height="false"/>
    </style:style>
    <style:style style:name="P346" style:parent-style-name="Обычный" style:family="paragraph">
      <style:text-properties fo:hyphenate="true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line-height="150%"/>
      <style:text-properties style:font-weight-complex="bold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extbody" style:family="paragraph">
      <style:paragraph-properties fo:line-height="150%"/>
      <style:text-properties style:font-weight-complex="bold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extbody" style:family="paragraph">
      <style:paragraph-properties fo:line-height="150%"/>
      <style:text-properties style:font-weight-complex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extbody" style:family="paragraph">
      <style:paragraph-properties fo:line-height="150%"/>
      <style:text-properties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line-height="150%"/>
      <style:text-properties style:font-weight-complex="bold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extbody" style:family="paragraph">
      <style:paragraph-properties fo:line-height="150%"/>
      <style:text-properties style:font-weight-complex="bold" fo:language="en" fo:country="US"/>
    </style:style>
    <style:style style:name="TableRow359" style:family="table-row">
      <style:table-row-properties style:use-optimal-row-height="false"/>
    </style:style>
    <style:style style:name="P360" style:parent-style-name="Обычный" style:family="paragraph">
      <style:text-properties fo:hyphenate="tru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paragraph-properties fo:line-height="150%"/>
      <style:text-properties style:font-weight-complex="bold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extbody" style:family="paragraph">
      <style:paragraph-properties fo:line-height="150%"/>
      <style:text-properties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extbody" style:family="paragraph">
      <style:paragraph-properties fo:line-height="150%"/>
      <style:text-properties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extbody" style:family="paragraph">
      <style:paragraph-properties fo:line-height="150%"/>
      <style:text-properties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extbody" style:family="paragraph">
      <style:paragraph-properties fo:line-height="150%"/>
      <style:text-properties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paragraph-properties fo:line-height="150%"/>
      <style:text-properties style:font-weight-complex="bold"/>
    </style:style>
    <style:style style:name="TableRow373" style:family="table-row">
      <style:table-row-properties style:use-optimal-row-height="false"/>
    </style:style>
    <style:style style:name="P374" style:parent-style-name="Обычный" style:family="paragraph">
      <style:text-properties fo:hyphenate="tru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extbody" style:family="paragraph">
      <style:paragraph-properties fo:line-height="150%"/>
      <style:text-properties style:font-weight-complex="bold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Textbody" style:family="paragraph">
      <style:paragraph-properties fo:line-height="150%"/>
      <style:text-properties style:font-weight-complex="bold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extbody" style:family="paragraph">
      <style:paragraph-properties fo:line-height="150%"/>
      <style:text-properties style:font-weight-complex="bold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Textbody" style:family="paragraph">
      <style:paragraph-properties fo:line-height="150%"/>
      <style:text-properties style:font-weight-complex="bold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Textbody" style:family="paragraph">
      <style:paragraph-properties fo:line-height="150%"/>
      <style:text-properties style:font-weight-complex="bold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extbody" style:family="paragraph">
      <style:paragraph-properties fo:line-height="150%"/>
      <style:text-properties style:font-weight-complex="bold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Textbody" style:family="paragraph">
      <style:paragraph-properties fo:line-height="150%"/>
      <style:text-properties style:font-weight-complex="bold"/>
    </style:style>
    <style:style style:name="P390" style:parent-style-name="Textbody" style:family="paragraph">
      <style:paragraph-properties fo:line-height="150%"/>
      <style:text-properties style:font-weight-complex="bold"/>
    </style:style>
    <style:style style:name="P391" style:parent-style-name="Textbody" style:family="paragraph">
      <style:paragraph-properties fo:line-height="150%"/>
      <style:text-properties style:font-weight-complex="bold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extbody" style:family="paragraph">
      <style:paragraph-properties fo:line-height="150%"/>
      <style:text-properties style:font-weight-complex="bold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line-height="150%"/>
      <style:text-properties style:font-weight-complex="bold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extbody" style:family="paragraph">
      <style:paragraph-properties fo:line-height="150%"/>
      <style:text-properties style:font-weight-complex="bold"/>
    </style:style>
    <style:style style:name="P398" style:parent-style-name="Textbody" style:family="paragraph">
      <style:paragraph-properties fo:line-height="150%"/>
      <style:text-properties style:font-weight-complex="bold"/>
    </style:style>
    <style:style style:name="P399" style:parent-style-name="Textbody" style:family="paragraph">
      <style:paragraph-properties fo:line-height="150%"/>
      <style:text-properties style:font-weight-complex="bold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Textbody" style:family="paragraph">
      <style:paragraph-properties fo:line-height="150%"/>
      <style:text-properties style:font-weight-complex="bold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Textbody" style:family="paragraph">
      <style:paragraph-properties fo:line-height="150%"/>
      <style:text-properties style:font-weight-complex="bold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Textbody" style:family="paragraph">
      <style:paragraph-properties fo:line-height="150%"/>
      <style:text-properties style:font-weight-complex="bold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Textbody" style:family="paragraph">
      <style:paragraph-properties fo:line-height="150%"/>
      <style:text-properties style:font-weight-complex="bold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extbody" style:family="paragraph">
      <style:paragraph-properties fo:line-height="150%"/>
      <style:text-properties style:font-weight-complex="bold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extbody" style:family="paragraph">
      <style:paragraph-properties fo:line-height="150%"/>
      <style:text-properties style:font-weight-complex="bold"/>
    </style:style>
    <style:style style:name="TableRow412" style:family="table-row">
      <style:table-row-properties style:use-optimal-row-height="false"/>
    </style:style>
    <style:style style:name="P413" style:parent-style-name="Обычный" style:family="paragraph">
      <style:text-properties fo:hyphenate="true"/>
    </style:style>
    <style:style style:name="P414" style:parent-style-name="Обычный" style:family="paragraph">
      <style:text-properties fo:hyphenate="true"/>
    </style:style>
    <style:style style:name="P415" style:parent-style-name="Обычный" style:family="paragraph">
      <style:text-properties fo:hyphenate="true"/>
    </style:style>
    <style:style style:name="P416" style:parent-style-name="Обычный" style:family="paragraph">
      <style:text-properties fo:hyphenate="true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extbody" style:family="paragraph">
      <style:paragraph-properties fo:line-height="150%"/>
      <style:text-properties style:font-weight-complex="bold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Textbody" style:family="paragraph">
      <style:paragraph-properties fo:line-height="150%"/>
      <style:text-properties style:font-weight-complex="bold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extbody" style:family="paragraph">
      <style:paragraph-properties fo:line-height="150%"/>
      <style:text-properties style:font-weight-complex="bold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extbody" style:family="paragraph">
      <style:paragraph-properties fo:line-height="150%"/>
      <style:text-properties style:font-weight-complex="bold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Textbody" style:family="paragraph">
      <style:paragraph-properties fo:line-height="150%"/>
      <style:text-properties style:font-weight-complex="bold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extbody" style:family="paragraph">
      <style:paragraph-properties fo:line-height="150%"/>
      <style:text-properties style:font-weight-complex="bold"/>
    </style:style>
    <style:style style:name="TableRow429" style:family="table-row">
      <style:table-row-properties style:use-optimal-row-height="false"/>
    </style:style>
    <style:style style:name="P430" style:parent-style-name="Обычный" style:family="paragraph">
      <style:text-properties fo:hyphenate="true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extbody" style:family="paragraph">
      <style:paragraph-properties fo:line-height="150%"/>
      <style:text-properties style:font-weight-complex="bold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Textbody" style:family="paragraph">
      <style:paragraph-properties fo:line-height="150%"/>
      <style:text-properties style:font-weight-complex="bold"/>
    </style:style>
    <style:style style:name="P435" style:parent-style-name="Обычный" style:family="paragraph">
      <style:text-properties fo:hyphenate="true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paragraph-properties fo:line-height="150%"/>
      <style:text-properties style:font-weight-complex="bold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Textbody" style:family="paragraph">
      <style:paragraph-properties fo:line-height="150%"/>
      <style:text-properties style:font-weight-complex="bold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Textbody" style:family="paragraph">
      <style:paragraph-properties fo:line-height="150%"/>
      <style:text-properties style:font-weight-complex="bold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Textbody" style:family="paragraph">
      <style:paragraph-properties fo:line-height="150%"/>
      <style:text-properties style:font-weight-complex="bold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Textbody" style:family="paragraph">
      <style:paragraph-properties fo:line-height="150%"/>
      <style:text-properties style:font-weight-complex="bold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extbody" style:family="paragraph">
      <style:paragraph-properties fo:line-height="150%"/>
      <style:text-properties style:font-weight-complex="bold" fo:language="en" fo:country="US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Textbody" style:family="paragraph">
      <style:paragraph-properties fo:line-height="150%"/>
      <style:text-properties style:font-weight-complex="bold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Textbody" style:family="paragraph">
      <style:paragraph-properties fo:line-height="150%"/>
      <style:text-properties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extbody" style:family="paragraph">
      <style:paragraph-properties fo:line-height="150%"/>
      <style:text-properties style:font-weight-complex="bold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extbody" style:family="paragraph">
      <style:paragraph-properties fo:line-height="150%"/>
      <style:text-properties style:font-weight-complex="bold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Textbody" style:family="paragraph">
      <style:paragraph-properties fo:line-height="150%"/>
      <style:text-properties style:font-weight-complex="bold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extbody" style:family="paragraph">
      <style:paragraph-properties fo:line-height="150%"/>
      <style:text-properties style:font-weight-complex="bold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extbody" style:family="paragraph">
      <style:paragraph-properties fo:line-height="150%"/>
      <style:text-properties style:font-weight-complex="bold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extbody" style:family="paragraph">
      <style:paragraph-properties fo:line-height="150%"/>
      <style:text-properties style:font-weight-complex="bold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extbody" style:family="paragraph">
      <style:paragraph-properties fo:line-height="150%"/>
      <style:text-properties style:font-weight-complex="bold" fo:language="en" fo:country="US"/>
    </style:style>
    <style:style style:name="TableRow467" style:family="table-row">
      <style:table-row-properties style:use-optimal-row-height="false"/>
    </style:style>
    <style:style style:name="P468" style:parent-style-name="Обычный" style:family="paragraph">
      <style:text-properties fo:hyphenate="true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extbody" style:family="paragraph">
      <style:paragraph-properties fo:line-height="150%"/>
      <style:text-properties style:font-weight-complex="bold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Textbody" style:family="paragraph">
      <style:paragraph-properties fo:line-height="150%"/>
      <style:text-properties style:font-weight-complex="bold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Textbody" style:family="paragraph">
      <style:paragraph-properties fo:line-height="150%"/>
      <style:text-properties style:font-weight-complex="bold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Textbody" style:family="paragraph">
      <style:paragraph-properties fo:line-height="150%"/>
      <style:text-properties style:font-weight-complex="bold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Textbody" style:family="paragraph">
      <style:paragraph-properties fo:line-height="150%"/>
      <style:text-properties style:font-weight-complex="bold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fo:line-height="150%"/>
      <style:text-properties style:font-weight-complex="bold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extbody" style:family="paragraph">
      <style:paragraph-properties fo:line-height="150%"/>
      <style:text-properties style:font-weight-complex="bold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extbody" style:family="paragraph">
      <style:paragraph-properties fo:line-height="150%"/>
      <style:text-properties style:font-weight-complex="bold" fo:language="en" fo:country="US"/>
    </style:style>
    <style:style style:name="TableRow485" style:family="table-row">
      <style:table-row-properties style:use-optimal-row-height="false"/>
    </style:style>
    <style:style style:name="P486" style:parent-style-name="Обычный" style:family="paragraph">
      <style:text-properties fo:hyphenate="tru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extbody" style:family="paragraph">
      <style:paragraph-properties fo:line-height="150%"/>
      <style:text-properties style:font-weight-complex="bold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extbody" style:family="paragraph">
      <style:paragraph-properties fo:line-height="150%"/>
      <style:text-properties style:font-weight-complex="bold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Textbody" style:family="paragraph">
      <style:paragraph-properties fo:line-height="150%"/>
      <style:text-properties style:font-weight-complex="bold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Textbody" style:family="paragraph">
      <style:paragraph-properties fo:line-height="150%"/>
      <style:text-properties style:font-weight-complex="bold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extbody" style:family="paragraph">
      <style:paragraph-properties fo:line-height="150%"/>
      <style:text-properties style:font-weight-complex="bold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extbody" style:family="paragraph">
      <style:paragraph-properties fo:line-height="150%"/>
      <style:text-properties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extbody" style:family="paragraph">
      <style:paragraph-properties fo:line-height="150%"/>
      <style:text-properties style:font-weight-complex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extbody" style:family="paragraph">
      <style:paragraph-properties fo:line-height="150%"/>
      <style:text-properties style:font-weight-complex="bold" fo:language="en" fo:country="US"/>
    </style:style>
    <style:style style:name="TableRow503" style:family="table-row">
      <style:table-row-properties style:use-optimal-row-height="false"/>
    </style:style>
    <style:style style:name="P504" style:parent-style-name="Обычный" style:family="paragraph">
      <style:text-properties fo:hyphenate="true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Textbody" style:family="paragraph">
      <style:paragraph-properties fo:line-height="150%"/>
      <style:text-properties style:font-weight-complex="bold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Textbody" style:family="paragraph">
      <style:paragraph-properties fo:line-height="150%"/>
      <style:text-properties style:font-weight-complex="bold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Textbody" style:family="paragraph">
      <style:paragraph-properties fo:line-height="150%"/>
      <style:text-properties style:font-weight-complex="bold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Textbody" style:family="paragraph">
      <style:paragraph-properties fo:line-height="150%"/>
      <style:text-properties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Textbody" style:family="paragraph">
      <style:paragraph-properties fo:line-height="150%"/>
      <style:text-properties style:font-weight-complex="bold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Textbody" style:family="paragraph">
      <style:paragraph-properties fo:line-height="150%"/>
      <style:text-properties style:font-weight-complex="bold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extbody" style:family="paragraph">
      <style:paragraph-properties fo:line-height="150%"/>
      <style:text-properties style:font-weight-complex="bold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extbody" style:family="paragraph">
      <style:paragraph-properties fo:line-height="150%"/>
      <style:text-properties style:font-weight-complex="bold"/>
    </style:style>
    <style:style style:name="TableRow521" style:family="table-row">
      <style:table-row-properties style:use-optimal-row-height="false"/>
    </style:style>
    <style:style style:name="P522" style:parent-style-name="Обычный" style:family="paragraph">
      <style:text-properties fo:hyphenate="true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extbody" style:family="paragraph">
      <style:paragraph-properties fo:line-height="150%"/>
      <style:text-properties style:font-weight-complex="bold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extbody" style:family="paragraph">
      <style:paragraph-properties fo:line-height="150%"/>
      <style:text-properties style:font-weight-complex="bold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Textbody" style:family="paragraph">
      <style:paragraph-properties fo:line-height="150%"/>
      <style:text-properties style:font-weight-complex="bold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Textbody" style:family="paragraph">
      <style:paragraph-properties fo:line-height="150%"/>
      <style:text-properties style:font-weight-complex="bold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Textbody" style:family="paragraph">
      <style:paragraph-properties fo:line-height="150%"/>
      <style:text-properties style:font-weight-complex="bold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Textbody" style:family="paragraph">
      <style:paragraph-properties fo:line-height="150%"/>
      <style:text-properties style:font-weight-complex="bold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Textbody" style:family="paragraph">
      <style:paragraph-properties fo:line-height="150%"/>
      <style:text-properties style:font-weight-complex="bold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Textbody" style:family="paragraph">
      <style:paragraph-properties fo:line-height="150%"/>
      <style:text-properties style:font-weight-complex="bold"/>
    </style:style>
    <style:style style:name="TableRow539" style:family="table-row">
      <style:table-row-properties style:use-optimal-row-height="false"/>
    </style:style>
    <style:style style:name="P540" style:parent-style-name="Обычный" style:family="paragraph">
      <style:text-properties fo:hyphenate="true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extbody" style:family="paragraph">
      <style:paragraph-properties fo:line-height="150%"/>
      <style:text-properties style:font-weight-complex="bold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extbody" style:family="paragraph">
      <style:paragraph-properties fo:line-height="150%"/>
      <style:text-properties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extbody" style:family="paragraph">
      <style:paragraph-properties fo:line-height="150%"/>
      <style:text-properties style:font-weight-complex="bold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Textbody" style:family="paragraph">
      <style:paragraph-properties fo:line-height="150%"/>
      <style:text-properties style:font-weight-complex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extbody" style:family="paragraph">
      <style:paragraph-properties fo:line-height="150%"/>
      <style:text-properties style:font-weight-complex="bold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extbody" style:family="paragraph">
      <style:paragraph-properties fo:line-height="150%"/>
      <style:text-properties style:font-weight-complex="bold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Textbody" style:family="paragraph">
      <style:paragraph-properties fo:line-height="150%"/>
      <style:text-properties style:font-weight-complex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extbody" style:family="paragraph">
      <style:paragraph-properties fo:line-height="150%"/>
      <style:text-properties style:font-weight-complex="bold"/>
    </style:style>
    <style:style style:name="TableRow557" style:family="table-row">
      <style:table-row-properties style:use-optimal-row-height="false"/>
    </style:style>
    <style:style style:name="P558" style:parent-style-name="Обычный" style:family="paragraph">
      <style:text-properties fo:hyphenate="true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Textbody" style:family="paragraph">
      <style:paragraph-properties fo:line-height="150%"/>
      <style:text-properties style:font-weight-complex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Textbody" style:family="paragraph">
      <style:paragraph-properties fo:line-height="150%"/>
      <style:text-properties style:font-weight-complex="bold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Textbody" style:family="paragraph">
      <style:paragraph-properties fo:line-height="150%"/>
      <style:text-properties style:font-weight-complex="bold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Textbody" style:family="paragraph">
      <style:paragraph-properties fo:line-height="150%"/>
      <style:text-properties style:font-weight-complex="bold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extbody" style:family="paragraph">
      <style:paragraph-properties fo:line-height="150%"/>
      <style:text-properties style:font-weight-complex="bold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extbody" style:family="paragraph">
      <style:paragraph-properties fo:line-height="150%"/>
      <style:text-properties style:font-weight-complex="bold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extbody" style:family="paragraph">
      <style:paragraph-properties fo:line-height="150%"/>
      <style:text-properties style:font-weight-complex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Textbody" style:family="paragraph">
      <style:paragraph-properties fo:line-height="150%"/>
      <style:text-properties style:font-weight-complex="bold"/>
    </style:style>
    <style:style style:name="TableRow575" style:family="table-row">
      <style:table-row-properties style:use-optimal-row-height="false"/>
    </style:style>
    <style:style style:name="P576" style:parent-style-name="Обычный" style:family="paragraph">
      <style:text-properties fo:hyphenate="true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extbody" style:family="paragraph">
      <style:paragraph-properties fo:line-height="150%"/>
      <style:text-properties style:font-weight-complex="bold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extbody" style:family="paragraph">
      <style:paragraph-properties fo:line-height="150%"/>
      <style:text-properties style:font-weight-complex="bold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extbody" style:family="paragraph">
      <style:paragraph-properties fo:line-height="150%"/>
      <style:text-properties style:font-weight-complex="bold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extbody" style:family="paragraph">
      <style:paragraph-properties fo:line-height="150%"/>
      <style:text-properties style:font-weight-complex="bold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extbody" style:family="paragraph">
      <style:paragraph-properties fo:line-height="150%"/>
      <style:text-properties style:font-weight-complex="bold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extbody" style:family="paragraph">
      <style:paragraph-properties fo:line-height="150%"/>
      <style:text-properties style:font-weight-complex="bold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Textbody" style:family="paragraph">
      <style:paragraph-properties fo:line-height="150%"/>
      <style:text-properties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Textbody" style:family="paragraph">
      <style:paragraph-properties fo:line-height="150%"/>
      <style:text-properties style:font-weight-complex="bold" fo:language="en" fo:country="US"/>
    </style:style>
    <style:style style:name="TableRow593" style:family="table-row">
      <style:table-row-properties style:use-optimal-row-height="false"/>
    </style:style>
    <style:style style:name="P594" style:parent-style-name="Обычный" style:family="paragraph">
      <style:text-properties fo:hyphenate="true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extbody" style:family="paragraph">
      <style:paragraph-properties fo:line-height="150%"/>
      <style:text-properties style:font-weight-complex="bold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Textbody" style:family="paragraph">
      <style:paragraph-properties fo:line-height="150%"/>
      <style:text-properties style:font-weight-complex="bold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Textbody" style:family="paragraph">
      <style:paragraph-properties fo:line-height="150%"/>
      <style:text-properties style:font-weight-complex="bold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Textbody" style:family="paragraph">
      <style:paragraph-properties fo:line-height="150%"/>
      <style:text-properties style:font-weight-complex="bold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Textbody" style:family="paragraph">
      <style:paragraph-properties fo:line-height="150%"/>
      <style:text-properties style:font-weight-complex="bold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Textbody" style:family="paragraph">
      <style:paragraph-properties fo:line-height="150%"/>
      <style:text-properties style:font-weight-complex="bold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Textbody" style:family="paragraph">
      <style:paragraph-properties fo:line-height="150%"/>
      <style:text-properties style:font-weight-complex="bold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Textbody" style:family="paragraph">
      <style:paragraph-properties fo:line-height="150%"/>
      <style:text-properties style:font-weight-complex="bold" fo:language="en" fo:country="US"/>
    </style:style>
    <style:style style:name="P61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0" style:parent-style-name="Textbody" style:family="paragraph">
      <style:paragraph-properties fo:line-height="150%" fo:text-indent="0.4923in"/>
    </style:style>
    <style:style style:name="T62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2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2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2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6" style:parent-style-name="Textbody" style:family="paragraph">
      <style:paragraph-properties fo:line-height="150%" fo:text-indent="0.4923in"/>
    </style:style>
    <style:style style:name="T6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4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5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9" style:parent-style-name="Textbody" style:family="paragraph">
      <style:paragraph-properties fo:line-height="150%" fo:text-indent="0.4923in"/>
    </style:style>
    <style:style style:name="T670" style:parent-style-name="Основнойшрифтабзаца" style:family="text">
      <style:text-properties style:language-asian="ru" style:country-asian="RU" style:language-complex="ar" style:country-complex="SA"/>
    </style:style>
    <style:style style:name="P671" style:parent-style-name="Обычный" style:family="paragraph">
      <style:paragraph-properties fo:text-align="end"/>
    </style:style>
    <style:style style:name="P67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73" style:parent-style-name="Textbody" style:family="paragraph">
      <style:paragraph-properties fo:line-height="150%" fo:text-indent="0.4923in"/>
    </style:style>
    <style:style style:name="T674" style:parent-style-name="Основнойшрифтабзаца" style:family="text">
      <style:text-properties style:language-asian="ru" style:country-asian="RU" style:language-complex="ar" style:country-complex="SA"/>
    </style:style>
    <style:style style:name="P675" style:parent-style-name="Textbody" style:family="paragraph">
      <style:paragraph-properties fo:line-height="150%" fo:text-indent="0.4923in"/>
    </style:style>
    <style:style style:name="T676" style:parent-style-name="Основнойшрифтабзаца" style:family="text">
      <style:text-properties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language-asian="ru" style:country-asian="RU" style:language-complex="ar" style:country-complex="SA"/>
    </style:style>
    <style:style style:name="T679" style:parent-style-name="Основнойшрифтабзаца" style:family="text">
      <style:text-properties style:language-asian="ru" style:country-asian="RU" style:language-complex="ar" style:country-complex="SA"/>
    </style:style>
    <style:style style:name="T680" style:parent-style-name="Основнойшрифтабзаца" style:family="text">
      <style:text-properties style:language-asian="ru" style:country-asian="RU" style:language-complex="ar" style:country-complex="SA"/>
    </style:style>
    <style:style style:name="T681" style:parent-style-name="Основнойшрифтабзаца" style:family="text">
      <style:text-properties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language-asian="ru" style:country-asian="RU" style:language-complex="ar" style:country-complex="SA"/>
    </style:style>
    <style:style style:name="P683" style:parent-style-name="Обычный" style:family="paragraph">
      <style:paragraph-properties fo:text-align="end"/>
    </style:style>
    <style:style style:name="P684" style:parent-style-name="Textbody" style:family="paragraph">
      <style:paragraph-properties fo:line-height="150%"/>
    </style:style>
    <style:style style:name="T685" style:parent-style-name="Основнойшрифтабзаца" style:family="text">
      <style:text-properties style:language-asian="ru" style:country-asian="RU" style:language-complex="ar" style:country-complex="SA"/>
    </style:style>
    <style:style style:name="P686" style:parent-style-name="Обычный" style:family="paragraph">
      <style:paragraph-properties fo:text-align="end"/>
    </style:style>
    <style:style style:name="T687" style:parent-style-name="Основнойшрифтабзаца" style:family="text">
      <style:text-properties style:language-asian="ru" style:country-asian="RU" style:language-complex="ar" style:country-complex="SA"/>
    </style:style>
    <style:style style:name="P688" style:parent-style-name="Обычный" style:family="paragraph">
      <style:paragraph-properties fo:text-align="end"/>
    </style:style>
    <style:style style:name="T689" style:parent-style-name="Основнойшрифтабзаца" style:family="text">
      <style:text-properties style:language-asian="ru" style:country-asian="RU" style:language-complex="ar" style:country-complex="SA"/>
    </style:style>
    <style:style style:name="P690" style:parent-style-name="Обычный" style:family="paragraph">
      <style:paragraph-properties fo:text-align="end"/>
    </style:style>
    <style:style style:name="T691" style:parent-style-name="Основнойшрифтабзаца" style:family="text">
      <style:text-properties style:language-asian="ru" style:country-asian="RU" style:language-complex="ar" style:country-complex="SA"/>
    </style:style>
    <style:style style:name="P692" style:parent-style-name="Обычный" style:family="paragraph">
      <style:paragraph-properties fo:text-align="end"/>
    </style:style>
    <style:style style:name="P6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2" style:parent-style-name="Textbody" style:family="paragraph">
      <style:paragraph-properties fo:line-height="150%" fo:text-indent="0.4923in"/>
    </style:style>
    <style:style style:name="T70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2" style:parent-style-name="Textbody" style:family="paragraph">
      <style:paragraph-properties fo:line-height="150%" fo:text-indent="0.4923in"/>
    </style:style>
    <style:style style:name="T71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5" style:parent-style-name="Textbody" style:family="paragraph">
      <style:paragraph-properties fo:line-height="150%" fo:text-indent="0.4923in"/>
    </style:style>
    <style:style style:name="T72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3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1" style:parent-style-name="Textbody" style:family="paragraph">
      <style:paragraph-properties fo:line-height="150%"/>
    </style:style>
    <style:style style:name="T7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3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44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45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46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3" style:parent-style-name="Textbody" style:family="paragraph">
      <style:paragraph-properties fo:line-height="150%"/>
    </style:style>
    <style:style style:name="T7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5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5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6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6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8" style:parent-style-name="Textbody" style:family="paragraph">
      <style:paragraph-properties fo:line-height="150%" fo:text-indent="0.4923in"/>
    </style:style>
    <style:style style:name="T76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7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2" style:parent-style-name="Textbody" style:family="paragraph">
      <style:paragraph-properties fo:line-height="150%" fo:text-indent="0.4923in"/>
    </style:style>
    <style:style style:name="T80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0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0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8" style:parent-style-name="Textbody" style:family="paragraph">
      <style:paragraph-properties fo:line-height="150%" fo:text-indent="0.4923in"/>
    </style:style>
    <style:style style:name="T80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1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1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7" style:parent-style-name="Textbody" style:family="paragraph">
      <style:paragraph-properties fo:line-height="150%" fo:text-indent="0.4923in"/>
    </style:style>
    <style:style style:name="T8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41" style:parent-style-name="Textbody" style:family="paragraph">
      <style:paragraph-properties fo:line-height="150%" fo:text-indent="0.4923in"/>
    </style:style>
    <style:style style:name="T8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5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6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TableColumn863" style:family="table-column">
      <style:table-column-properties style:column-width="4.1312in" style:use-optimal-column-width="false"/>
    </style:style>
    <style:style style:name="TableColumn864" style:family="table-column">
      <style:table-column-properties style:column-width="0.6888in" style:use-optimal-column-width="false"/>
    </style:style>
    <style:style style:name="TableColumn865" style:family="table-column">
      <style:table-column-properties style:column-width="0.6888in" style:use-optimal-column-width="false"/>
    </style:style>
    <style:style style:name="TableColumn866" style:family="table-column">
      <style:table-column-properties style:column-width="0.8131in" style:use-optimal-column-width="false"/>
    </style:style>
    <style:style style:name="Table862" style:family="table">
      <style:table-properties style:width="6.3222in" fo:margin-left="0in" table:align="left"/>
    </style:style>
    <style:style style:name="TableRow867" style:family="table-row">
      <style:table-row-properties style:min-row-height="0.275in" style:use-optimal-row-height="false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72" style:family="table-row">
      <style:table-row-properties style:min-row-height="0.3208in" style:use-optimal-row-height="false"/>
    </style:style>
    <style:style style:name="P873" style:parent-style-name="Обычный" style:family="paragraph">
      <style:text-properties fo:hyphenate="true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80" style:family="table-row">
      <style:table-row-properties style:min-row-height="0.3208in" style:use-optimal-row-height="false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89" style:family="table-row">
      <style:table-row-properties style:min-row-height="0.3208in" style:use-optimal-row-height="false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98" style:family="table-row">
      <style:table-row-properties style:min-row-height="0.3208in" style:use-optimal-row-height="false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07" style:family="table-row">
      <style:table-row-properties style:min-row-height="0.3208in"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16" style:family="table-row">
      <style:table-row-properties style:min-row-height="0.3208in" style:use-optimal-row-height="false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25" style:family="table-row">
      <style:table-row-properties style:min-row-height="0.3208in" style:use-optimal-row-height="false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34" style:family="table-row">
      <style:table-row-properties style:min-row-height="0.3208in" style:use-optimal-row-height="false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43" style:family="table-row">
      <style:table-row-properties style:min-row-height="0.3208in" style:use-optimal-row-height="false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52" style:family="table-row">
      <style:table-row-properties style:min-row-height="0.3208in" style:use-optimal-row-height="false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61" style:family="table-row">
      <style:table-row-properties style:min-row-height="0.3208in" style:use-optimal-row-height="false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70" style:family="table-row">
      <style:table-row-properties style:min-row-height="0.3208in" style:use-optimal-row-height="false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973" style:parent-style-name="Textbody" style:family="paragraph">
      <style:paragraph-properties fo:line-height="150%"/>
    </style:style>
    <style:style style:name="T97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76" style:parent-style-name="Textbody" style:family="paragraph">
      <style:paragraph-properties fo:line-height="150%"/>
    </style:style>
    <style:style style:name="T97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7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79" style:parent-style-name="Textbody" style:family="paragraph">
      <style:paragraph-properties fo:line-height="150%"/>
    </style:style>
    <style:style style:name="T98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ableRow982" style:family="table-row">
      <style:table-row-properties style:min-row-height="0.3208in" style:use-optimal-row-height="false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98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9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999" style:parent-style-name="Textbody" style:family="paragraph">
      <style:paragraph-properties fo:line-height="150%" fo:text-indent="0.4923in"/>
    </style:style>
    <style:style style:name="T1000" style:parent-style-name="Основнойшрифтабзаца" style:family="text">
      <style:text-properties style:font-weight-complex="bold" fo:font-size="14pt" style:font-size-asian="14pt" style:font-size-complex="14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3">Томский государственный университет систем управления и</text:p>
      <text:p text:style-name="P4">Радиоэлектроники (ТУСУР)</text:p>
      <text:p text:style-name="P5"/>
      <text:p text:style-name="P6">Кафедра автоматизированных систем управления (АСУ)</text:p>
      <text:p text:style-name="P7"/>
      <text:p text:style-name="P8"/>
      <text:p text:style-name="P9">Лабораторная работа №1</text:p>
      <text:p text:style-name="P10">«Составление технического задания и соглашения о требованиях»</text:p>
      <text:p text:style-name="P11">по дисциплине «Технология разработки программного обеспечения»</text:p>
      <text:p text:style-name="P12"/>
      <text:p text:style-name="P13">учебное пособие В.Т. Калайда, В.В. Романенко</text:p>
      <text:p text:style-name="P14">«Технология разработки программного обеспечения»</text:p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2.2018</text:p>
      <text:p text:style-name="P21"/>
      <text:p text:style-name="P22"/>
      <text:p text:style-name="P23"/>
      <text:p text:style-name="P24">г. Среднеуральск 2018</text:p>
      <text:soft-page-break/>
      <text:p text:style-name="P25">Содержание</text:p>
      <text:list text:style-name="LFO1" text:continue-numbering="true">
        <text:list-item>
          <text:p text:style-name="P27">Техническое задание………………………………………………………...3</text:p>
          <text:list text:continue-numbering="true">
            <text:list-item>
              <text:p text:style-name="P28">Введение…………………………………………………………………..3</text:p>
            </text:list-item>
            <text:list-item>
              <text:p text:style-name="P29"><text:span text:style-name="T30">Основание для разработки……………………………………………….3</text:span></text:p>
            </text:list-item>
            <text:list-item>
              <text:p text:style-name="P31"><text:span text:style-name="T32">Назначение<text:s/></text:span><text:span text:style-name="T33">разработки…………………………………………………...3</text:span></text:p>
            </text:list-item>
            <text:list-item>
              <text:p text:style-name="P34"><text:span text:style-name="T35">Технические требование к программе или программному изделию….4</text:span></text:p>
            </text:list-item>
            <text:list-item>
              <text:p text:style-name="P36"><text:span text:style-name="T37">Требования к программной документации……………………………...6</text:span></text:p>
            </text:list-item>
            <text:list-item>
              <text:p text:style-name="P38"><text:span text:style-name="T39">Технико-экономические показатели……………………………………..7</text:span></text:p>
            </text:list-item>
            <text:list-item>
              <text:p text:style-name="P40">Стадии и этапы разработки………………………………………………7</text:p>
            </text:list-item>
          </text:list>
        </text:list-item>
        <text:list-item>
          <text:p text:style-name="P41">Соглашение<text:s/>о требованиях…………………………………………………..8</text:p>
          <text:list text:continue-numbering="true">
            <text:list-item>
              <text:p text:style-name="P42"><text:span text:style-name="T43">Описание программного изделия………………………………………..8</text:span></text:p>
            </text:list-item>
            <text:list-item>
              <text:p text:style-name="P44"><text:span text:style-name="T45">Цели……………………………………………………………………….11</text:span></text:p>
            </text:list-item>
            <text:list-item>
              <text:p text:style-name="P46"><text:span text:style-name="T47">Стратегия…………………………………………………………………12</text:span></text:p>
            </text:list-item>
            <text:list-item>
              <text:p text:style-name="P48"><text:span text:style-name="T49">Используемые материалы……………………………………………….17</text:span></text:p>
            </text:list-item>
            <text:list-item>
              <text:p text:style-name="P50"><text:span text:style-name="T51">Передача заказчику и ввод в действие………………………………….17</text:span></text:p>
            </text:list-item>
            <text:list-item>
              <text:p text:style-name="P52"><text:span text:style-name="T53">Тактика……………………………………………………………………18</text:span></text:p>
            </text:list-item>
            <text:list-item>
              <text:p text:style-name="P54"><text:span text:style-name="T55">Извещение об изменении<text:s/></text:span><text:span text:style-name="T56">календарных сроков………………………...21</text:span></text:p>
            </text:list-item>
          </text:list>
        </text:list-item>
      </text:list>
      <text:p text:style-name="P57"/>
      <text:p text:style-name="P58"/>
      <text:p text:style-name="P59"/>
      <text:p text:style-name="P60"/>
      <text:p text:style-name="P61"/>
      <text:p text:style-name="P62"/>
      <text:soft-page-break/>
      <text:p text:style-name="P63">1 Техническое задание</text:p>
      <text:p text:style-name="P64">1.1 Введение</text:p>
      <text:p text:style-name="P65"><text:span text:style-name="T66">Разрабатываемое программное обеспечение – конвертор<text:s/></text:span><text:span text:style-name="T67">IMS</text:span><text:span text:style-name="T68"><text:s/>(далее –<text:s/></text:span><text:span text:style-name="T69">MigrateIMS</text:span><text:span text:style-name="T70">), предназначен для конвертирования исходного формата данных в новый формат данных, с использованием заданных правил преобразования.</text:span></text:p>
      <text:p text:style-name="P71"><text:span text:style-name="T72">Конвертор<text:s/></text:span><text:span text:style-name="T73">MigrateIMS</text:span><text:span text:style-name="T74"><text:s/>предназначен для помощи техническому персоналу телефонных станций (далее – АТС), д</text:span><text:span text:style-name="T75">ля выполнения</text:span><text:span text:style-name="T76"><text:s/>автоматического конвертирования исходной базы абонентских 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</text:span><text:span text:style-name="T77">су (далее – миграции).</text:span></text:p>
      <text:p text:style-name="P78"/>
      <text:p text:style-name="P79">1.2 Основание для разработки</text:p>
      <text:p text:style-name="P80">Разработка ведётся на основании следующих документов:</text:p>
      <text:list text:style-name="LFO2" text:continue-numbering="true">
        <text:list-item>
          <text:p text:style-name="P81"><text:span text:style-name="T82">Данное техническое задание</text:span><text:span text:style-name="T83">.</text:span></text:p>
        </text:list-item>
      </text:list>
      <text:p text:style-name="P84"/>
      <text:p text:style-name="P85">1.3 Назначение разработки</text:p>
      <text:p text:style-name="P86">Функциональное и эксплуатационное назначение программы:</text:p>
      <text:p text:style-name="P87"><text:span text:style-name="T88">Данная программа предназначена для пре</text:span><text:span text:style-name="T89">образования исходной базы данных, в новый формат, пригодный для импортирования в БД программного коммутатора<text:s/></text:span><text:span text:style-name="T90">vIMS</text:span><text:span text:style-name="T91">.</text:span></text:p>
      <text:p text:style-name="P92"/>
      <text:p text:style-name="P93"/>
      <text:p text:style-name="P94"/>
      <text:p text:style-name="P95"/>
      <text:p text:style-name="P96">1.4 Технические требование к программе или программному изделию</text:p>
      <text:soft-page-break/>
      <text:p text:style-name="P97"><text:span text:style-name="T98">1.4.1<text:s/></text:span><text:span text:style-name="T99">Требования к функциональным характеристикам</text:span></text:p>
      <text:p text:style-name="P100"><text:s/><text:tab/>- Программа может работать как в консольном, так и в графическом режимах.</text:p>
      <text:p text:style-name="P101">- В графическом режиме должны поддерживаться работа с клавиатурой и манипулятором типа «мышь».</text:p>
      <text:p text:style-name="P102">- Программа должна генерировать данные, в формате, пригодном для последующего импорта в БД vIMS.</text:p>
      <text:p text:style-name="P103">- Программа<text:s/>должна иметь возможность поддерживать работу с разными типами и форматами входных данных в зависимости от типа АТС.</text:p>
      <text:p text:style-name="P104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105">- Программа должна иметь возможность работать с разными наборами шаблонов.</text:p>
      <text:p text:style-name="P106">- Программа должна считывать настройки и правила обработки (шаблоны) из конфигурационного файла.</text:p>
      <text:p text:style-name="P107">- Программа должна иметь возможность выполнять конфигурирование шаблонов и<text:s/>формирование конфигурационного файла в графическом режиме.</text:p>
      <text:p text:style-name="P108">- Для 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109">- Программа должна иметь возможность просмотра журнала в графическом режиме.</text:p>
      <text:p text:style-name="P110"><text:span text:style-name="T111">1.4.2<text:s/></text:span><text:span text:style-name="T112">Требования к надёжности</text:span></text:p>
      <text:soft-page-break/>
      <text:p text:style-name="P113">- надежность выдачи правильных<text:s/>результатов проверяется выполнением интеграционных тестов.</text:p>
      <text:p text:style-name="P114">- Контроль выходных данных проверяется на предмет вхождения каждого информационного атрибута в разрешённый диапазон.</text:p>
      <text:p text:style-name="P115">- Ошибочные действия пользователя, неверные значения конфигурационных данных, неверный формат или тип входных данных 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16"/>
      <text:p text:style-name="P117">1.4.3 Требования к эксплуатации</text:p>
      <text:p text:style-name="P118">- Пользователь должен иметь уверенные навыки работы с компьютером.</text:p>
      <text:p text:style-name="P119">- Персонал, выполняющий работы по конвертированию данных должен иметь достаточную квалификацию и знания по работе с продуктом vIMS.</text:p>
      <text:p text:style-name="P120">- Уметь выполнять групповой импорт абонентов в БД vIMS, знать тип и формат данных формируемых для<text:s/>импорта в БД vIMS.</text:p>
      <text:p text:style-name="P121">- Уметь разбираться в структуре входных данных, подаваемых на вход конвертера.</text:p>
      <text:p text:style-name="P122">- Уметь составлять правила конвертирования.</text:p>
      <text:p text:style-name="P123"/>
      <text:p text:style-name="P124"/>
      <text:p text:style-name="P125"/>
      <text:p text:style-name="P126"/>
      <text:p text:style-name="P127"/>
      <text:p text:style-name="P128">1.4.4 Требования к составу и параметрам технических средств</text:p>
      <text:soft-page-break/>
      <text:p text:style-name="P129">Программное обеспечение разрабатывается для персональной ЭВМ (IBM PC - <text:s/>совместимой) с характеристиками не ниже:</text:p>
      <text:p text:style-name="P130"><text:tab/>- процессор с частотой 1ГГц;</text:p>
      <text:p text:style-name="P131"><text:tab/>- объем ОЗУ 4Гб;</text:p>
      <text:p text:style-name="P132"><text:span text:style-name="T133"><text:tab/>- графический адаптер<text:s/></text:span><text:span text:style-name="T134">SVGA</text:span><text:span text:style-name="T135">;</text:span></text:p>
      <text:p text:style-name="P136"><text:tab/>- клавиатура и манипулятор типа «мышь»;</text:p>
      <text:p text:style-name="P137"><text:tab/>- сетевой адаптер Ethernet;</text:p>
      <text:p text:style-name="P138"/>
      <text:p text:style-name="P139">1.4.5 Требования к информационной и<text:s/>программной совмести</text:p>
      <text:p text:style-name="P140"><text:span text:style-name="T141">- Операционная система (</text:span><text:span text:style-name="T142">Windows</text:span><text:span text:style-name="T143">-10,<text:s/></text:span><text:span text:style-name="T144">Linux</text:span><text:span text:style-name="T145">)</text:span><text:span text:style-name="T146">.</text:span></text:p>
      <text:p text:style-name="P147">- Язык программирования - Python с версией не ниже 3.6.х.</text:p>
      <text:p text:style-name="P148"/>
      <text:p text:style-name="P149"><text:span text:style-name="T150">1.5<text:s/></text:span><text:span text:style-name="T151">Требования к программной документации</text:span></text:p>
      <text:p text:style-name="P152"><text:span text:style-name="T153">Комплект документации поставляться в составе дистрибутива. Документация оформляется в стр</text:span><text:span text:style-name="T154">уктуру файлов и каталогов в формате<text:s/></text:span><text:span text:style-name="T155">reStructuredText</text:span><text:span text:style-name="T156"><text:s/>и должна содержать следующие пункты:</text:span></text:p>
      <text:p text:style-name="P157">- Описание процедуры установки необходимой версии интерпретатора Python.</text:p>
      <text:p text:style-name="P158">- Описание процедуры установки программы.</text:p>
      <text:p text:style-name="P159">- Общее описание процесса конвертирования.</text:p>
      <text:p text:style-name="P160">-<text:s/>Описание синтаксиса командной строки.</text:p>
      <text:p text:style-name="P161">- Описание подготовки исходных данных в зависимости от типа конвертируемой АТС.</text:p>
      <text:p text:style-name="P162">- Описание структуры шаблонов с правилами преобразования и заполнения.</text:p>
      <text:soft-page-break/>
      <text:p text:style-name="P163">- Описание вариантов использования конвертера.</text:p>
      <text:p text:style-name="P164">- Формат использования документации - статические HTML страницы.</text:p>
      <text:p text:style-name="P165"/>
      <text:p text:style-name="P166">1.6 Технико-экономические показатели</text:p>
      <text:p text:style-name="P167">Программа является узкоспециализированной и не имеет аналогов.</text:p>
      <text:p text:style-name="P168">Использование данной программы для конвертирования больших массивов данных в разы сокращает временной интервал процедуры подготовки и миграции абонентов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169"/>
      <text:list text:style-name="LFO3" text:continue-numbering="true">
        <text:list-item>
          <text:list>
            <text:list-item>
              <text:p text:style-name="P170">Стадии и этапы разработки</text:p>
            </text:list-item>
          </text:list>
        </text:list-item>
      </text:list>
      <text:p text:style-name="P171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72">- Разработка концептуальной модели функционирования будущей программы.</text:p>
      <text:p text:style-name="P173">- Непосредственная разработка законченного программного средства (рабочий<text:s/>проект).</text:p>
      <text:p text:style-name="P174">- Отладка и тестирование.</text:p>
      <text:p text:style-name="P175">- Внедрение.</text:p>
      <text:p text:style-name="P176"/>
      <text:p text:style-name="P177">2 Соглашение о требованиях</text:p>
      <text:p text:style-name="P178">2.1 Описание программного изделия</text:p>
      <text:p text:style-name="P179">2.1.1 Наименование и шифры изделия</text:p>
      <text:soft-page-break/>
      <text:p text:style-name="P180"><text:span text:style-name="T181">2.1.1.1<text:s/></text:span><text:span text:style-name="T182">Полное наименование изделия</text:span></text:p>
      <text:p text:style-name="P183"><text:span text:style-name="T184">Переносимая программа конвертирования абонентской базы разных типов АТС в<text:s/></text:span><text:span text:style-name="T185">формат для импорта в виртуальный узел коммутации<text:s/></text:span><text:span text:style-name="T186">vIMS</text:span><text:span text:style-name="T187">.</text:span></text:p>
      <text:p text:style-name="P188">2.1.1.2 Сокращенные наименования</text:p>
      <text:p text:style-name="P189"><text:span text:style-name="T190">MigrateIMS</text:span><text:span text:style-name="T191">.</text:span></text:p>
      <text:p text:style-name="P192"><text:span text:style-name="T193">2.1.1.3 Шифры изделия</text:span></text:p>
      <text:p text:style-name="P194">Отсутствуют.</text:p>
      <text:p text:style-name="P195">2.1.1.4 Шифры проекта</text:p>
      <text:p text:style-name="P196">Отсутствуют.</text:p>
      <text:p text:style-name="P197">2.1.2 Краткое описание изделия</text:p>
      <text:p text:style-name="P198"><text:span text:style-name="T199">Конвертор<text:s/></text:span><text:span text:style-name="T200">MigrateIMS</text:span><text:span text:style-name="T201"><text:s/>предназначен для помощи техническому персоналу телефонных станций (далее – АТС), для выполнения</text:span><text:span text:style-name="T202"><text:s/>автоматического конвертирования исходной базы абонентских номеров, существующего телефонного коммутационного оборудования (далее - АТС) в формат, используемый<text:s/></text:span><text:span text:style-name="T203">на виртуальной платформе коммутации (далее - <text:s/>vIMS), в процессе подготовки к переносу (далее – миграции).</text:span></text:p>
      <text:p text:style-name="P204"/>
      <text:p text:style-name="P205">2.1.3 Сведения об авторском праве</text:p>
      <text:p text:style-name="P206">Не требуется.</text:p>
      <text:p text:style-name="P207"/>
      <text:p text:style-name="P208"/>
      <text:p text:style-name="P209">2.1.4 Результирующие компоненты изделия</text:p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 table:number-columns-spanned="5" table:number-rows-spanned="11">
            <text:soft-page-break/>
            <text:p text:style-name="P224">Обозначения:</text:p>
            <text:p text:style-name="P225">Основное изделие – не используется для создания других изделий</text:p>
            <text:p text:style-name="P226"/>
            <text:p text:style-name="P227">Вспомогательное изделие – используется для создания других изделий</text:p>
            <text:p text:style-name="P228"/>
            <text:p text:style-name="P229">Уровень поддержки 1: удовлетворяются заявки на исправление дефектов; возможно сообщение об изменениях; принимаются заявки на расширение функциональных возможностей<text:s/>изделия</text:p>
            <text:p text:style-name="P230"/>
            <text:p text:style-name="P231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232"/>
            <text:p text:style-name="P233">Уровень поддержки 3: удовлетворяются заявки на исправление дефектов</text:p>
            <text:p text:style-name="P234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TableCell235">
            <text:p text:style-name="P236"/>
          </table:table-cell>
          <table:table-cell table:style-name="TableCell237">
            <text:p text:style-name="P238">Формируется целиком</text:p>
          </table:table-cell>
          <table:table-cell table:style-name="TableCell239">
            <text:p text:style-name="P240">Модифицируется</text:p>
          </table:table-cell>
          <table:table-cell table:style-name="TableCell241">
            <text:p text:style-name="P242">Распространяется</text:p>
          </table:table-cell>
          <table:table-cell table:style-name="TableCell243">
            <text:p text:style-name="P244">Не распространяется</text:p>
          </table:table-cell>
          <table:table-cell table:style-name="TableCell245">
            <text:p text:style-name="P246">Ответственная группа</text:p>
          </table:table-cell>
        </table:table-row>
        <table:table-row table:style-name="TableRow247">
          <table:covered-table-cell>
            <text:p text:style-name="P248"/>
          </table:covered-table-cell>
          <table:covered-table-cell/>
          <table:covered-table-cell/>
          <table:covered-table-cell/>
          <table:covered-table-cell/>
          <table:table-cell table:style-name="TableCell249">
            <text:p text:style-name="P250">Спецификации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covered-table-cell>
            <text:p text:style-name="P262"/>
          </table:covered-table-cell>
          <table:covered-table-cell/>
          <table:covered-table-cell/>
          <table:covered-table-cell/>
          <table:covered-table-cell/>
          <table:table-cell table:style-name="TableCell263">
            <text:p text:style-name="P264">Внешняя спецификация</text:p>
          </table:table-cell>
          <table:table-cell table:style-name="TableCell265">
            <text:p text:style-name="P266">Х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>Х</text:p>
          </table:table-cell>
          <table:table-cell table:style-name="TableCell273">
            <text:p text:style-name="P274">Р</text:p>
          </table:table-cell>
        </table:table-row>
        <table:table-row table:style-name="TableRow275">
          <table:covered-table-cell>
            <text:p text:style-name="P276"/>
          </table:covered-table-cell>
          <table:covered-table-cell/>
          <table:covered-table-cell/>
          <table:covered-table-cell/>
          <table:covered-table-cell/>
          <table:table-cell table:style-name="TableCell277">
            <text:p text:style-name="P278">Внутренняя спецификация</text:p>
          </table:table-cell>
          <table:table-cell table:style-name="TableCell279">
            <text:p text:style-name="P280">Х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>Х</text:p>
          </table:table-cell>
          <table:table-cell table:style-name="TableCell287">
            <text:p text:style-name="P288">Р</text:p>
          </table:table-cell>
        </table:table-row>
        <table:table-row table:style-name="TableRow289">
          <table:covered-table-cell>
            <text:p text:style-name="P290"/>
          </table:covered-table-cell>
          <table:covered-table-cell/>
          <table:covered-table-cell/>
          <table:covered-table-cell/>
          <table:covered-table-cell/>
          <table:table-cell table:style-name="TableCell291">
            <text:p text:style-name="P292">Спецификация испытаний (не надо)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covered-table-cell>
            <text:p text:style-name="P304"/>
          </table:covered-table-cell>
          <table:covered-table-cell/>
          <table:covered-table-cell/>
          <table:covered-table-cell/>
          <table:covered-table-cell/>
          <table:table-cell table:style-name="TableCell305">
            <text:p text:style-name="P306">Спецификация сопровождения (не надо)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covered-table-cell>
            <text:p text:style-name="P318"/>
          </table:covered-table-cell>
          <table:covered-table-cell/>
          <table:covered-table-cell/>
          <table:covered-table-cell/>
          <table:covered-table-cell/>
          <table:table-cell table:style-name="TableCell319">
            <text:p text:style-name="P320">Другие<text:s/>спецификации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covered-table-cell>
            <text:p text:style-name="P332"/>
          </table:covered-table-cell>
          <table:covered-table-cell/>
          <table:covered-table-cell/>
          <table:covered-table-cell/>
          <table:covered-table-cell/>
          <table:table-cell table:style-name="TableCell333">
            <text:p text:style-name="P334">Документация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covered-table-cell>
            <text:p text:style-name="P346"/>
          </table:covered-table-cell>
          <table:covered-table-cell/>
          <table:covered-table-cell/>
          <table:covered-table-cell/>
          <table:covered-table-cell/>
          <table:table-cell table:style-name="TableCell347">
            <text:p text:style-name="P348">Техническое описание системы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covered-table-cell>
            <text:p text:style-name="P360"/>
          </table:covered-table-cell>
          <table:covered-table-cell/>
          <table:covered-table-cell/>
          <table:covered-table-cell/>
          <table:covered-table-cell/>
          <table:table-cell table:style-name="TableCell361">
            <text:p text:style-name="P362">Справочное руководство</text:p>
          </table:table-cell>
          <table:table-cell table:style-name="TableCell363">
            <text:p text:style-name="P364">Х</text:p>
          </table:table-cell>
          <table:table-cell table:style-name="TableCell365">
            <text:p text:style-name="P366"/>
          </table:table-cell>
          <table:table-cell table:style-name="TableCell367">
            <text:p text:style-name="P368">Х</text:p>
          </table:table-cell>
          <table:table-cell table:style-name="TableCell369">
            <text:p text:style-name="P370"/>
          </table:table-cell>
          <table:table-cell table:style-name="TableCell371">
            <text:p text:style-name="P372">Р</text:p>
          </table:table-cell>
        </table:table-row>
        <table:table-row table:style-name="TableRow373">
          <table:covered-table-cell>
            <text:p text:style-name="P374"/>
          </table:covered-table-cell>
          <table:covered-table-cell/>
          <table:covered-table-cell/>
          <table:covered-table-cell/>
          <table:covered-table-cell/>
          <table:table-cell table:style-name="TableCell375">
            <text:p text:style-name="P376">Справочный буклет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 table:number-rows-spanned="3">
            <text:p text:style-name="P389">Тип</text:p>
            <text:soft-page-break/>
            <text:p text:style-name="P390">Изде-</text:p>
            <text:p text:style-name="P391">лия</text:p>
          </table:table-cell>
          <table:table-cell table:style-name="TableCell392" table:number-rows-spanned="2">
            <text:p text:style-name="P393">Основ-ное</text:p>
          </table:table-cell>
          <table:table-cell table:style-name="TableCell394" table:number-rows-spanned="2">
            <text:p text:style-name="P395">Х</text:p>
          </table:table-cell>
          <table:table-cell table:style-name="TableCell396" table:number-columns-spanned="2" table:number-rows-spanned="3">
            <text:p text:style-name="P397">Начальный</text:p>
            <text:soft-page-break/>
            <text:p text:style-name="P398">уровень</text:p>
            <text:p text:style-name="P399">поддержки</text:p>
          </table:table-cell>
          <table:covered-table-cell/>
          <table:table-cell table:style-name="TableCell400">
            <text:p text:style-name="P401">Руководство оператора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covered-table-cell>
            <text:p text:style-name="P413"/>
          </table:covered-table-cell>
          <table:covered-table-cell>
            <text:p text:style-name="P414"/>
          </table:covered-table-cell>
          <table:covered-table-cell>
            <text:p text:style-name="P415"/>
          </table:covered-table-cell>
          <table:covered-table-cell>
            <text:p text:style-name="P416"/>
          </table:covered-table-cell>
          <table:covered-table-cell/>
          <table:table-cell table:style-name="TableCell417">
            <text:p text:style-name="P418">Указатель системных сообщений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covered-table-cell>
            <text:p text:style-name="P430"/>
          </table:covered-table-cell>
          <table:table-cell table:style-name="TableCell431">
            <text:p text:style-name="P432">Вспо-мога-тельное</text:p>
          </table:table-cell>
          <table:table-cell table:style-name="TableCell433">
            <text:p text:style-name="P434"/>
          </table:table-cell>
          <table:covered-table-cell>
            <text:p text:style-name="P435"/>
          </table:covered-table-cell>
          <table:covered-table-cell/>
          <table:table-cell table:style-name="TableCell436">
            <text:p text:style-name="P437">Информационный листок выпуска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 table:number-columns-spanned="3" table:number-rows-spanned="9">
            <text:p text:style-name="P450"/>
          </table:table-cell>
          <table:covered-table-cell/>
          <table:covered-table-cell/>
          <table:table-cell table:style-name="TableCell451">
            <text:p text:style-name="P452">1</text:p>
          </table:table-cell>
          <table:table-cell table:style-name="TableCell453">
            <text:p text:style-name="P454">Х</text:p>
          </table:table-cell>
          <table:table-cell table:style-name="TableCell455">
            <text:p text:style-name="P456">Другие печатные издания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  <table:table-row table:style-name="TableRow467">
          <table:covered-table-cell>
            <text:p text:style-name="P468"/>
          </table:covered-table-cell>
          <table:covered-table-cell/>
          <table:covered-table-cell/>
          <table:table-cell table:style-name="TableCell469">
            <text:p text:style-name="P470">2</text:p>
          </table:table-cell>
          <table:table-cell table:style-name="TableCell471">
            <text:p text:style-name="P472"/>
          </table:table-cell>
          <table:table-cell table:style-name="TableCell473">
            <text:p text:style-name="P474">Рекламные материалы</text:p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covered-table-cell>
            <text:p text:style-name="P486"/>
          </table:covered-table-cell>
          <table:covered-table-cell/>
          <table:covered-table-cell/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>Программное обеспечение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  <table:table-row table:style-name="TableRow503">
          <table:covered-table-cell>
            <text:p text:style-name="P504"/>
          </table:covered-table-cell>
          <table:covered-table-cell/>
          <table:covered-table-cell/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>Листинги</text:p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covered-table-cell>
            <text:p text:style-name="P522"/>
          </table:covered-table-cell>
          <table:covered-table-cell/>
          <table:covered-table-cell/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>Исходные модули</text:p>
          </table:table-cell>
          <table:table-cell table:style-name="TableCell529">
            <text:p text:style-name="P530">Х</text:p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>Х</text:p>
          </table:table-cell>
          <table:table-cell table:style-name="TableCell537">
            <text:p text:style-name="P538">Р</text:p>
          </table:table-cell>
        </table:table-row>
        <table:table-row table:style-name="TableRow539">
          <table:covered-table-cell>
            <text:p text:style-name="P540"/>
          </table:covered-table-cell>
          <table:covered-table-cell/>
          <table:covered-table-cell/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>Объектные модули</text:p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covered-table-cell>
            <text:p text:style-name="P558"/>
          </table:covered-table-cell>
          <table:covered-table-cell/>
          <table:covered-table-cell/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>Контрольные примеры</text:p>
          </table:table-cell>
          <table:table-cell table:style-name="TableCell565">
            <text:p text:style-name="P566">Х</text:p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>Х</text:p>
          </table:table-cell>
          <table:table-cell table:style-name="TableCell573">
            <text:p text:style-name="P574">Р</text:p>
          </table:table-cell>
        </table:table-row>
        <table:table-row table:style-name="TableRow575">
          <table:covered-table-cell>
            <text:p text:style-name="P576"/>
          </table:covered-table-cell>
          <table:covered-table-cell/>
          <table:covered-table-cell/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>Средства разработки</text:p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</table:table-row>
        <table:table-row table:style-name="TableRow593">
          <table:covered-table-cell>
            <text:p text:style-name="P594"/>
          </table:covered-table-cell>
          <table:covered-table-cell/>
          <table:covered-table-cell/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>Прочие средства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</table:table-row>
      </table:table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>2.2 Цели</text:p>
      <text:p text:style-name="P620"><text:span text:style-name="T621">Поставленной задачей было написание программы, представляющей собой систему по обработке и преобразованию исходных абонентских данных АТС разного типа в заранее определённый формат<text:s/></text:span><text:span text:style-name="T622">выходных данных, используемый для последующего добавления в БД<text:s/></text:span><text:span text:style-name="T623">vIMS</text:span><text:span text:style-name="T624">.</text:span></text:p>
      <text:p text:style-name="P625">2.2.1 Согласование заявок на проверку</text:p>
      <text:p text:style-name="P626">2.2.1.1 Отклоненные заявки</text:p>
      <text:p text:style-name="P627">Отсутствуют.</text:p>
      <text:p text:style-name="P628">2.2.1.2 Принятые заявки</text:p>
      <text:p text:style-name="P629">Отсутствуют.</text:p>
      <text:p text:style-name="P630">2.2.2 Согласование заявок на расширение функциональных</text:p>
      <text:p text:style-name="P631">возможностей изделия</text:p>
      <text:p text:style-name="P632">2.2.2.1 Отклонённые заявки</text:p>
      <text:p text:style-name="P633">Отсутствуют.</text:p>
      <text:p text:style-name="P634">2.2.2.2 Принятые заявки</text:p>
      <text:p text:style-name="P635">Отсутствуют.</text:p>
      <text:p text:style-name="P636">2.2.3 Согласование заявок на внесение исправлений</text:p>
      <text:p text:style-name="P637">2.2.3.1 Отклонённые заявки</text:p>
      <text:p text:style-name="P638">Отсутствуют.</text:p>
      <text:p text:style-name="P639">2.2.4 Согласование планов</text:p>
      <text:p text:style-name="P640">2.2.4.1 Исключённые пункты плана</text:p>
      <text:p text:style-name="P641">Отсутствуют.</text:p>
      <text:p text:style-name="P642">2.2.4.2<text:s/>Включенные пункты плана</text:p>
      <text:soft-page-break/>
      <text:p text:style-name="P643">Отсутствуют.</text:p>
      <text:p text:style-name="P644">2.2.5 Перечень требований пользователя</text:p>
      <text:p text:style-name="P645">Заказчику требуется:</text:p>
      <text:p text:style-name="P646"><text:span text:style-name="T647">- Программа должна работать под любой операционной системой семейства<text:s/></text:span><text:span text:style-name="T648">Windows</text:span><text:span text:style-name="T649"><text:s/>или<text:s/></text:span><text:span text:style-name="T650">Linux</text:span><text:span text:style-name="T651">.</text:span></text:p>
      <text:p text:style-name="P652">- 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653">2.2.6 Рассмотренные альтернативы</text:p>
      <text:p text:style-name="P654">Альтернатив нет. Приложение является узкоспециализированным.</text:p>
      <text:p text:style-name="P655">2.2.7 Окупаемость капиталовложений</text:p>
      <text:p text:style-name="P656">Капиталовложений нет.</text:p>
      <text:p text:style-name="P657">2.3 Стратегия</text:p>
      <text:p text:style-name="P658">2.3.1 Соглашения относительно представления материала</text:p>
      <text:p text:style-name="P659">2.3.1.1 Обозначения</text:p>
      <text:p text:style-name="P660">В данном документе не используется никаких специальных обозначений.</text:p>
      <text:p text:style-name="P661">2.3.1.2 Терминология</text:p>
      <text:p text:style-name="P662">Вся специальная терминология определяется в контексте<text:s/>данного документа.</text:p>
      <text:p text:style-name="P663">2.3.2 Генерируемое программное обеспечение</text:p>
      <text:p text:style-name="P664">Не используется.</text:p>
      <text:p text:style-name="P665"/>
      <text:p text:style-name="P666"/>
      <text:p text:style-name="P667">2.3.3 Системное программное обеспечение</text:p>
      <text:p text:style-name="P668"/>
      <text:p text:style-name="P669"><text:span text:style-name="T670"><draw:custom-shape svg:x="2.64646in" svg:y="0.08189in" svg:width="1.98056in" svg:height="0.91319in" draw:z-index="251658240" draw:id="id0" draw:style-name="a0" draw:name="Прямоугольник 1" text:anchor-type="paragraph"><svg:title/><svg:desc/><text:p text:style-name="P671">2.3.3.1</text:p><text:p text:style-name="Обычный">Блок</text:p><text:p text:style-name="Обычный">вариантов использования</text:p><draw:enhanced-geometry draw:type="non-primitive" svg:viewBox="0 0 21600 21600" draw:enhanced-path="M 0 0 L 21600 0 21600 21600 0 21600 Z N"/></draw:custom-shape></text:span></text:p>
      <text:p text:style-name="P672"/>
      <text:p text:style-name="P673"><text:span text:style-name="T674"><draw:connector draw:type="line" svg:x1="3.7126in" svg:y1="0.13386in" svg:x2="3.7126in" svg:y2="0.454in" draw:z-index="12" draw:id="id1" draw:style-name="a1" draw:name="Прямая соединительная линия 21" text:anchor-type="paragraph"><svg:title/><svg:desc/></draw:connector></text:span></text:p>
      <text:p text:style-name="P675"><text:span text:style-name="T676"><draw:connector draw:type="line" svg:x1="6.31614in" svg:y1="0.01339in" svg:x2="6.31614in" svg:y2="0.44394in" draw:z-index="11" draw:id="id2" draw:style-name="a2" draw:name="Прямая соединительная линия 20" text:anchor-type="paragraph"><svg:title/><svg:desc/></draw:connector></text:span><text:span text:style-name="T677"><draw:connector draw:type="line" svg:x1="4.77835in" svg:y1="0.43561in" svg:x2="4.77835in" svg:y2="0.01339in" draw:z-index="10" draw:id="id3" draw:style-name="a3" draw:name="Прямая соединительная линия 19" text:anchor-type="paragraph"><svg:title/><svg:desc/></draw:connector></text:span><text:span text:style-name="T678"><draw:connector draw:type="line" svg:x1="3.31614in" svg:y1="0.44533in" svg:x2="3.31614in" svg:y2="0.01339in" draw:z-index="9" draw:id="id4" draw:style-name="a4" draw:name="Прямая соединительная линия 18" text:anchor-type="paragraph"><svg:title/><svg:desc/></draw:connector></text:span><text:span text:style-name="T679"><draw:connector draw:type="line" svg:x1="1.92992in" svg:y1="0.43594in" svg:x2="1.93895in" svg:y2="0.02205in" draw:z-index="8" draw:id="id5" draw:style-name="a5" draw:name="Прямая соединительная линия 17" text:anchor-type="paragraph"><svg:title/><svg:desc/></draw:connector></text:span><text:span text:style-name="T680"><draw:connector draw:type="line" svg:x1="0.60827in" svg:y1="0.02205in" svg:x2="0.60827in" svg:y2="0.43594in" draw:z-index="7" draw:id="id6" draw:style-name="a6" draw:name="Прямая соединительная линия 16" text:anchor-type="paragraph"><svg:title/><svg:desc/></draw:connector></text:span><text:span text:style-name="T681"><draw:connector draw:type="line" svg:x1="0.59843in" svg:y1="0.02163in" svg:x2="6.31509in" svg:y2="0.0126in" draw:z-index="6" draw:id="id7" draw:style-name="a7" draw:name="Прямая соединительная линия 15" text:anchor-type="paragraph"><svg:title/><svg:desc/></draw:connector></text:span><text:span text:style-name="T682"><draw:custom-shape svg:x="0in" svg:y="0.42835in" svg:width="1.24514in" svg:height="1.075in" draw:z-index="251659264" draw:id="id8" draw:style-name="a8" draw:name="Прямоугольник 3" text:anchor-type="paragraph"><svg:title/><svg:desc/><text:p text:style-name="P683">2.3.3.2</text:p><text:p text:style-name="Обычный">Блок конфигураций</text:p><draw:enhanced-geometry draw:type="non-primitive" svg:viewBox="0 0 21600 21600" draw:enhanced-path="M 0 0 L 21600 0 21600 21600 0 21600 Z N"/></draw:custom-shape></text:span></text:p>
      <text:p text:style-name="P684"><text:span text:style-name="T685"><draw:custom-shape svg:x="5.50472in" svg:y="0.00472in" svg:width="1.30139in" svg:height="1.06528in" draw:z-index="5" draw:id="id9" draw:style-name="a9" draw:name="Прямоугольник 7" text:anchor-type="paragraph"><svg:title/><svg:desc/><text:p text:style-name="P686">2.3.3.6</text:p><text:p text:style-name="Обычный">Блок чтения и записи<text:s/>данных</text:p><draw:enhanced-geometry draw:type="non-primitive" svg:viewBox="0 0 21600 21600" draw:enhanced-path="M 0 0 L 21600 0 21600 21600 0 21600 Z N"/></draw:custom-shape></text:span><text:span text:style-name="T687"><draw:custom-shape svg:x="4.11811in" svg:y="0.00472in" svg:width="1.29167in" svg:height="1.06528in" draw:z-index="4" draw:id="id10" draw:style-name="a10" draw:name="Прямоугольник 6" text:anchor-type="paragraph"><svg:title/><svg:desc/><text:p text:style-name="P688">2.3.3.5</text:p><text:p text:style-name="Обычный">Блок представления выходных данных, отчётов</text:p><draw:enhanced-geometry draw:type="non-primitive" svg:viewBox="0 0 21600 21600" draw:enhanced-path="M 0 0 L 21600 0 21600 21600 0 21600 Z N"/></draw:custom-shape></text:span><text:span text:style-name="T689"><draw:custom-shape svg:x="3.5in" svg:y="0.00472in" svg:width="1.24514in" svg:height="1.06528in" draw:z-index="3" draw:id="id11" draw:style-name="a11" draw:name="Прямоугольник 5" text:anchor-type="paragraph"><svg:title/><svg:desc/><text:p text:style-name="P690">2.3.3.4</text:p><text:p text:style-name="Обычный">Блок обработки входных данных АТС</text:p><draw:enhanced-geometry draw:type="non-primitive" svg:viewBox="0 0 21600 21600" draw:enhanced-path="M 0 0 L 21600 0 21600 21600 0 21600 Z N"/></draw:custom-shape></text:span><text:span text:style-name="T691"><draw:custom-shape svg:x="1.33465in" svg:y="0.00472in" svg:width="1.24514in" svg:height="1.06528in" draw:z-index="2" draw:id="id12" draw:style-name="a12" draw:name="Прямоугольник 4" text:anchor-type="paragraph"><svg:title/><svg:desc/><text:p text:style-name="P692">2.3.3.3</text:p><text:p text:style-name="Обычный">Блок интерфейса пользователя</text:p><draw:enhanced-geometry draw:type="non-primitive" svg:viewBox="0 0 21600 21600" draw:enhanced-path="M 0 0 L 21600 0 21600 21600 0 21600 Z N"/></draw:custom-shape></text:span></text:p>
      <text:p text:style-name="P693"/>
      <text:p text:style-name="P694"/>
      <text:p text:style-name="P695">2.3.3.1 Общие характеристики «Блок вариантов использования»</text:p>
      <text:p text:style-name="P696">2.3.3.1.1 Внешние ограничения</text:p>
      <text:p text:style-name="P697">2.3.3.1.1.1<text:s/>Действующие стандарты</text:p>
      <text:p text:style-name="P698">Не используются.</text:p>
      <text:p text:style-name="P699">2.3.3.1.1.2 Ограничения на совместимость</text:p>
      <text:p text:style-name="P700">Не существует программных изделий, совместимых с данным программным продуктом.</text:p>
      <text:p text:style-name="P701">2.3.3.1.1.3 Программные ограничения</text:p>
      <text:p text:style-name="P702"><text:span text:style-name="T703">Данная программа работает с любыми операционными системами се</text:span><text:span text:style-name="T704">мейства<text:s/></text:span><text:span text:style-name="T705">Windows</text:span><text:span text:style-name="T706"><text:s/>или<text:s/></text:span><text:span text:style-name="T707">Linux</text:span><text:span text:style-name="T708">, поддерживающих работу языка программирования<text:s/></text:span><text:span text:style-name="T709">Python</text:span><text:span text:style-name="T710"><text:s/>не ниже версии 3.х.</text:span></text:p>
      <text:p text:style-name="P711">2.3.3.1.1.4 Аппаратные ограничения</text:p>
      <text:p text:style-name="P712"><text:span text:style-name="T713">Для эксплуатации разрабатываемого программного обеспечения<text:s/></text:span><text:span text:style-name="T714">IBM</text:span><text:span text:style-name="T715">-</text:span><text:span text:style-name="T716">PC</text:span><text:span text:style-name="T717"><text:s/>совместимый компьютер, поддерживающий архитектуру х86.</text:span></text:p>
      <text:p text:style-name="P718">2.3.3.1.2 Внешние характеристики</text:p>
      <text:p text:style-name="P719">2.3.3.1.2.1 Результаты работы блока вариантов использования</text:p>
      <text:soft-page-break/>
      <text:p text:style-name="P720">Обработанные данные абонентов формируются в список и передаются в блок представления выходных данных.</text:p>
      <text:p text:style-name="P721">2.3.3.1.2.2 Процессы блока вариантов использования</text:p>
      <text:p text:style-name="P722">Блок вариантов использования, выполняет обработку принятого списка номеров исходного формата, в новый формат, с учетом использования правил преобразования.</text:p>
      <text:p text:style-name="P723">2.3.3.1.2.3 Входы блока вариантов использования</text:p>
      <text:p text:style-name="P724">- Набор правил использования.</text:p>
      <text:p text:style-name="P725"><text:span text:style-name="T726">- Cписок обрабатываемых номеров</text:span><text:span text:style-name="T727">.</text:span></text:p>
      <text:p text:style-name="P728">2.3.3.1.3 Эргономические характеристики</text:p>
      <text:p text:style-name="P729">2.3.3.1.3.1 Безопасность и секретность</text:p>
      <text:p text:style-name="P730">Программное обеспечение не предназначено для распространения в открытом виде. За сохранение конфиденциальной информации<text:s/>и распространение обрабатываемых данных несет ответственность пользователь.</text:p>
      <text:p text:style-name="P731">2.3.3.1.3.2 Надёжность</text:p>
      <text:p text:style-name="P732">Некорректность входных данных или содержание некорректных данных в конфигурации может приводить к сбою системы. В случае появления сбоя, для восстановления работоспособности выполняется устранением ошибок во входных данных или в конфигурации, на основании анализа сбоя. В программе реализуется контроль типа и значений в вводимых данных и конфигурации.</text:p>
      <text:p text:style-name="P733"><text:tab/>2.3.3.1.3.3 Рестарт</text:p>
      <text:p text:style-name="P734"><text:tab/>В программе отсутствует информация, которую периодически сохранять для возобновления работы после отказа блока питания компьютера. Все необходимые для работы данные содержатся в конфигурационных файлах, которые из самой программы не изменяются.</text:p>
      <text:p text:style-name="P735"><text:tab/>2.3.3.1.3.4 Соответствие требованиям заказчика</text:p>
      <text:soft-page-break/>
      <text:p text:style-name="P736">Система должна соответствовать требованиям технического задания.</text:p>
      <text:p text:style-name="P737"><text:tab/>2.3.3.1.3.5 Рабочие характеристики</text:p>
      <text:p text:style-name="P738"><text:tab/>Программа не накладывает никаких ограничений на конфигурацию, помимо ограничений, определяемых оборудованием.</text:p>
      <text:p text:style-name="P739"><text:tab/>2.3.3.1.3.6 Обеспечение эксплуатации</text:p>
      <text:p text:style-name="P740"><text:tab/>Никаких требований к условиям эксплуатации не выдвигается. Для выполнения работы требуется квалифицированный персонал.</text:p>
      <text:p text:style-name="P741"><text:span text:style-name="T742"><text:tab/>Работа программного изделия начинается с запуска исполняемого файла. Вся информация о ходе работы записывается в лог-файл<text:s/></text:span><text:span text:style-name="T743">migrate</text:span><text:span text:style-name="T744">.</text:span><text:span text:style-name="T745">log</text:span><text:span text:style-name="T746">.<text:s/></text:span><text:span text:style-name="T747">Заверше</text:span><text:span text:style-name="T748">ние работы программы происходит автоматически при завершении обработки всех исходных данных в консольном режиме работы или действиями оператора в графическом режиме.</text:span></text:p>
      <text:p text:style-name="P749"><text:tab/>2.3.3.1.3.7 Мобильность</text:p>
      <text:p text:style-name="P750"><text:tab/>Данный программный продукт распространяется с открытым исходным<text:s/>кодом.</text:p>
      <text:p text:style-name="P751"><text:tab/>2.3.3.1.4 Внутренние характеристики</text:p>
      <text:p text:style-name="P752"><text:tab/>2.3.3.1.4.1 Удобство сопровождения</text:p>
      <text:p text:style-name="P753"><text:span text:style-name="T754"><text:tab/>Программы не компилируется. Команды выполняются непосредственно интерпретатором языка<text:s/></text:span><text:span text:style-name="T755">Python</text:span><text:span text:style-name="T756">, что дает разработчику или человеку, занимающемуся сопровождением данного ПО, дост</text:span><text:span text:style-name="T757">аточно полную информацию о работе программы.</text:span></text:p>
      <text:p text:style-name="P758"><text:tab/>2.3.3.1.4.2 Алгоритмы</text:p>
      <text:p text:style-name="P759"><text:tab/>Подлежат описанию во внутренней спецификации.</text:p>
      <text:p text:style-name="P760"/>
      <text:p text:style-name="P761">2.3.3.2 Общие характеристики функции «Блок конфигураций»</text:p>
      <text:p text:style-name="P762">Все пропущенные пункты см. в п.2.3.3.1.</text:p>
      <text:soft-page-break/>
      <text:p text:style-name="P763">2.3.3.2.2 Внешние характеристики</text:p>
      <text:p text:style-name="P764">2.3.3.2.2.1 Результаты работы блока конфигураций</text:p>
      <text:p text:style-name="P765">Формируется объект, содержащий все конфигурационные данные.</text:p>
      <text:p text:style-name="P766">2.3.3.2.2.2 Процессы блока конфигураций</text:p>
      <text:p text:style-name="P767">Блок конфигураций считывает о обрабатывает основной конфигурационный файл, в котором указаны ссылки на загрузку<text:s/>исходных данных и необходимых шаблонов конфигураций. Считанные данные формируются как атрибуты объекта конфигурации.</text:p>
      <text:p text:style-name="P768"><text:span text:style-name="T769">2.3.3.2.2.3 Входы блока конфигураций</text:span></text:p>
      <text:p text:style-name="P770">В качестве входных данных принимается словарь с исходными конфигурационными данными.</text:p>
      <text:p text:style-name="P771">2.3.3.3 Общие характеристики «Блок интерфейса пользователя»</text:p>
      <text:p text:style-name="P772">Все пропущенные пункты см. в п.2.3.3.1.</text:p>
      <text:p text:style-name="P773">2.3.3.3.2 Внешние характеристики</text:p>
      <text:p text:style-name="P774">2.3.3.3.2.1 Результаты работы блока интерфейса пользователя</text:p>
      <text:p text:style-name="P775">Результатом работы блока «Интерфейс пользователя» являются:</text:p>
      <text:p text:style-name="P776">- отображение на экране правил конфигурации и флагов(режимов) обработки подготавливаемых данных.</text:p>
      <text:p text:style-name="P777">- формирование и редактирование правил обработки в графическом режиме.</text:p>
      <text:p text:style-name="P778">- отображение процесса обработки(конвертирования) исходных данных.</text:p>
      <text:p text:style-name="P779">- просмотр лог-файла.</text:p>
      <text:p text:style-name="P780">2.3.3.3.2.2 Процессы блока интерфейса пользователя</text:p>
      <text:p text:style-name="P781">Блок «Интерфейс пользователя» выполняет следующие процессы:</text:p>
      <text:soft-page-break/>
      <text:p text:style-name="P782">- Преобразование в удобное для понимания представление конфигурационных данных и управления ими.</text:p>
      <text:p text:style-name="P783">- Обработка клавиш навигации.</text:p>
      <text:p text:style-name="P784">2.3.3.2.2.3 Входы блока интерфейса пользователя</text:p>
      <text:p text:style-name="P785">- Значения полей и флагов управления, введённые пользователем в графическом окне.</text:p>
      <text:p text:style-name="P786">- выходные данные потока обработки.</text:p>
      <text:p text:style-name="P787">2.3.3.4 Общие характеристики «Блок обработки входных данных АТС»</text:p>
      <text:p text:style-name="P788">Все пропущенные пункты см. в п.2.3.3.1.</text:p>
      <text:p text:style-name="P789">2.3.3.4.2 Внешние характеристики</text:p>
      <text:p text:style-name="P790">2.3.3.4.2.1 Результаты работы блока обработки входных данных АТС</text:p>
      <text:p text:style-name="P791">Формируется список объектов исходной базы данных.</text:p>
      <text:p text:style-name="P792">2.3.3.4.2.2 Процессы блока обработки входных данных АТС</text:p>
      <text:p text:style-name="P793">Блок «Обработки входных данных АТС» выполняет следующие процессы:</text:p>
      <text:p text:style-name="P794">- Обработка исходной базы номеров и вычисление необходимых свойств и атрибутов каждого номера.</text:p>
      <text:p text:style-name="P795">- Перенос обработанных данных абонентов в новую модель, использующуюся для дальнейшей обработки в конвертере.</text:p>
      <text:p text:style-name="P796">2.3.3.4.2.3 Входы блока обработки входных данных АТС</text:p>
      <text:p text:style-name="P797">В<text:s/>качестве входных данных принимается исходная база номеров АТС и конфигурационные данные.</text:p>
      <text:p text:style-name="P798">2.3.3.5 Общие характеристики «Блок представления выходных данных»</text:p>
      <text:p text:style-name="P799">Все пропущенные пункты см. в п.2.3.3.1.</text:p>
      <text:p text:style-name="P800">2.3.3.5.2 Внешние характеристики</text:p>
      <text:soft-page-break/>
      <text:p text:style-name="P801">2.3.3.5.2.1 Результаты работы блока представления выходных данных</text:p>
      <text:p text:style-name="P802"><text:span text:style-name="T803">На основании обработанной базы номеров, формируются списки объектов, с требуемым представлением данных, для последующего использования в импорте на<text:s/></text:span><text:span text:style-name="T804">vIMS</text:span><text:span text:style-name="T805">.</text:span></text:p>
      <text:p text:style-name="P806">2.3.3.5.2.2 Процессы блока представления выходных данных</text:p>
      <text:p text:style-name="P807">Используются следующие процессы:</text:p>
      <text:p text:style-name="P808"><text:span text:style-name="T809">- формирование объектов из обработанной базы номеров с использованием шаблонов конфигурации, в формат, необходимый для последующего импорта в БД<text:s/></text:span><text:span text:style-name="T810">vIMS</text:span><text:span text:style-name="T811">.</text:span></text:p>
      <text:p text:style-name="P812">2.3.3.5.2.3 Входы блока представления выходных данных</text:p>
      <text:p text:style-name="P813">В качестве входных данных<text:s/>принимается обработанный список номеров и шаблоны конфигурации.</text:p>
      <text:p text:style-name="P814">2.3.3.6 Общие характеристики функции «Блок чтения и записи данных»</text:p>
      <text:p text:style-name="P815">Все пропущенные пункты см. в п.2.3.3.1.</text:p>
      <text:p text:style-name="P816">2.3.3.6.2 Внешние характеристики</text:p>
      <text:p text:style-name="P817">2.3.3.6.2.1 Результаты работы блока чтения и записи<text:s/>данных</text:p>
      <text:p text:style-name="P818">Результатом работы «Блока чтения и записи данных» является запись или чтение указанных файлов в нужном формате.</text:p>
      <text:p text:style-name="P819"><text:s/>2.3.3.6.2.2 Процессы блока чтения и записи данных</text:p>
      <text:p text:style-name="P820">В блоке чтение и записи данных выполняются следующие процессы:</text:p>
      <text:p text:style-name="P821">- чтение указанных файлов в заданном формате.</text:p>
      <text:p text:style-name="P822">- запись данных в указанном формате.</text:p>
      <text:p text:style-name="P823">2.3.3.6.2.3 Входы блока чтения и записи данных</text:p>
      <text:p text:style-name="P824">Информация, подающаяся на входы блока чтения и записи данных, зависит от направления движения этих данных:</text:p>
      <text:soft-page-break/>
      <text:p text:style-name="P825">- Для чтения, на входы подаются данные о<text:s/>расположении запрашиваемого файла.</text:p>
      <text:p text:style-name="P826">- Для записи – имя файла и данные.</text:p>
      <text:p text:style-name="P827"/>
      <text:p text:style-name="P828">2.3.4 Внутренние ограничения</text:p>
      <text:p text:style-name="P829">Единственные ограничения, которые накладываются на данное ПО, связаны с ограничениями операционной системы (частота процессора, количество оперативной<text:s/>памяти и т.д.), влияющих на время обработки больших массивов данных.</text:p>
      <text:p text:style-name="P830">2.4 Используемые материалы</text:p>
      <text:p text:style-name="P831">2.4.1 Справочные документы</text:p>
      <text:p text:style-name="P832">Отсутствуют.</text:p>
      <text:p text:style-name="P833">2.5 Передача заказчику и ввод в действие</text:p>
      <text:p text:style-name="P834">2.5.1 Средства защиты права собственности на изделие</text:p>
      <text:p text:style-name="P835">Соблюдение прав собственности не требуется.</text:p>
      <text:p text:style-name="P836">2.5.2 Ресурсы, обеспечивающие ввод в действие</text:p>
      <text:p text:style-name="P837"><text:span text:style-name="T838">Для выполнения работы требуется квалифицированный персонал, знающий структуру данных переносимой АТС, а также, обладающий навыками работы на<text:s/></text:span><text:span text:style-name="T839">vIMS</text:span><text:span text:style-name="T840">.</text:span></text:p>
      <text:p text:style-name="P841"><text:span text:style-name="T842">ПО разворачивается и работает на любой ОС сем</text:span><text:span text:style-name="T843">ейства<text:s/></text:span><text:span text:style-name="T844">Windows</text:span><text:span text:style-name="T845"><text:s/>или<text:s/></text:span><text:span text:style-name="T846">Linux</text:span><text:span text:style-name="T847">, поддерживающих работу языка программирования<text:s/></text:span><text:span text:style-name="T848">Python</text:span><text:span text:style-name="T849"><text:s/>не ниже версии 3.х.</text:span></text:p>
      <text:p text:style-name="P850">2.5.3 Носители информации</text:p>
      <text:p text:style-name="P851">В качестве носителя информации может использоваться любое доступное устройство хранения с возможность чтения и записи, а также разрешённых<text:s/><text:soft-page-break/>прав для доступа к данному носителю от имени пользователя запускающего ПО.</text:p>
      <text:p text:style-name="P852">2.6 Тактика</text:p>
      <text:p text:style-name="P853">2.6.1 Взаимосвязи</text:p>
      <text:p text:style-name="P854">2.6.1.1 Требуемые взаимосвязи</text:p>
      <text:p text:style-name="P855">Не выдвигаются требования к другим изделиям.</text:p>
      <text:p text:style-name="P856">2.6.1.2 Обеспечение взаимосвязи</text:p>
      <text:p text:style-name="P857">Требования других изделий к программе отсутствуют.</text:p>
      <text:p text:style-name="P858">2.6.2 Техническая ревизионная комиссия</text:p>
      <text:p text:style-name="P859">Создание ревизионной комиссии не требуется.</text:p>
      <text:p text:style-name="P860">2.6.3 Проверка изделия</text:p>
      <text:p text:style-name="P861">2.6.3.1 Уровни испытаний</text:p>
      <table:table table:style-name="Table862">
        <table:table-columns>
          <table:table-column table:style-name="TableColumn863"/>
          <table:table-column table:style-name="TableColumn864"/>
          <table:table-column table:style-name="TableColumn865"/>
          <table:table-column table:style-name="TableColumn866"/>
        </table:table-columns>
        <table:table-row table:style-name="TableRow867">
          <table:table-cell table:style-name="TableCell868" table:number-rows-spanned="2">
            <text:p text:style-name="P869">Категория испытаний</text:p>
          </table:table-cell>
          <table:table-cell table:style-name="TableCell870" table:number-columns-spanned="3">
            <text:p text:style-name="P871">Класс испытаний</text:p>
          </table:table-cell>
          <table:covered-table-cell/>
          <table:covered-table-cell/>
        </table:table-row>
        <table:table-row table:style-name="TableRow872">
          <table:covered-table-cell>
            <text:p text:style-name="P873"/>
          </table:covered-table-cell>
          <table:table-cell table:style-name="TableCell874">
            <text:p text:style-name="P875">А</text:p>
          </table:table-cell>
          <table:table-cell table:style-name="TableCell876">
            <text:p text:style-name="P877">В</text:p>
          </table:table-cell>
          <table:table-cell table:style-name="TableCell878">
            <text:p text:style-name="P879">С</text:p>
          </table:table-cell>
        </table:table-row>
        <table:table-row table:style-name="TableRow880">
          <table:table-cell table:style-name="TableCell881">
            <text:p text:style-name="P882">Демонстрация в действии</text:p>
          </table:table-cell>
          <table:table-cell table:style-name="TableCell883">
            <text:p text:style-name="P884"/>
          </table:table-cell>
          <table:table-cell table:style-name="TableCell885">
            <text:p text:style-name="P886">Р</text:p>
          </table:table-cell>
          <table:table-cell table:style-name="TableCell887">
            <text:p text:style-name="P888">/</text:p>
          </table:table-cell>
        </table:table-row>
        <table:table-row table:style-name="TableRow889">
          <table:table-cell table:style-name="TableCell890">
            <text:p text:style-name="P891">Аттестация</text:p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>/</text:p>
          </table:table-cell>
        </table:table-row>
        <table:table-row table:style-name="TableRow898">
          <table:table-cell table:style-name="TableCell899">
            <text:p text:style-name="P900">Полная<text:s/>функциональная проверка</text:p>
          </table:table-cell>
          <table:table-cell table:style-name="TableCell901">
            <text:p text:style-name="P902"/>
          </table:table-cell>
          <table:table-cell table:style-name="TableCell903">
            <text:p text:style-name="P904">Р</text:p>
          </table:table-cell>
          <table:table-cell table:style-name="TableCell905">
            <text:p text:style-name="P906">/</text:p>
          </table:table-cell>
        </table:table-row>
        <table:table-row table:style-name="TableRow907">
          <table:table-cell table:style-name="TableCell908">
            <text:p text:style-name="P909">Проверка новых свойств</text:p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>/</text:p>
          </table:table-cell>
        </table:table-row>
        <table:table-row table:style-name="TableRow916">
          <table:table-cell table:style-name="TableCell917">
            <text:p text:style-name="P918">Эксплуатационные испытания</text:p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>/</text:p>
          </table:table-cell>
        </table:table-row>
        <table:table-row table:style-name="TableRow925">
          <table:table-cell table:style-name="TableCell926">
            <text:p text:style-name="P927">Испытания надежности</text:p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>/</text:p>
          </table:table-cell>
        </table:table-row>
        <table:table-row table:style-name="TableRow934">
          <table:table-cell table:style-name="TableCell935">
            <text:p text:style-name="P936">Проверка устойчивости</text:p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>/</text:p>
          </table:table-cell>
        </table:table-row>
        <table:table-row table:style-name="TableRow943">
          <table:table-cell table:style-name="TableCell944">
            <text:p text:style-name="P945">Возвратная проверка</text:p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>/</text:p>
          </table:table-cell>
        </table:table-row>
        <table:table-row table:style-name="TableRow952">
          <table:table-cell table:style-name="TableCell953">
            <text:p text:style-name="P954">Пусковые испытания</text:p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>/</text:p>
          </table:table-cell>
        </table:table-row>
        <text:soft-page-break/>
        <table:table-row table:style-name="TableRow961">
          <table:table-cell table:style-name="TableCell962">
            <text:p text:style-name="P963">Испытания конфигураций</text:p>
          </table:table-cell>
          <table:table-cell table:style-name="TableCell964">
            <text:p text:style-name="P965"/>
          </table:table-cell>
          <table:table-cell table:style-name="TableCell966">
            <text:p text:style-name="P967">Р</text:p>
          </table:table-cell>
          <table:table-cell table:style-name="TableCell968">
            <text:p text:style-name="P969">/</text:p>
          </table:table-cell>
        </table:table-row>
        <table:table-row table:style-name="TableRow970">
          <table:table-cell table:style-name="TableCell971" table:number-columns-spanned="4">
            <text:p text:style-name="P972">Режимы испытаний</text:p>
            <text:p text:style-name="P973"><text:span text:style-name="T974">I</text:span><text:span text:style-name="T975"><text:s/>– проводятся группой испытаний <text:s text:c="13"/>( <text:s text:c="4"/>)</text:span></text:p>
            <text:p text:style-name="P976"><text:span text:style-name="T977">II</text:span><text:span text:style-name="T978"><text:s/>– контролируются группой испытаний <text:s text:c="3"/>(Х <text:s text:c="2"/>)</text:span></text:p>
            <text:p text:style-name="P979"><text:span text:style-name="T980">III</text:span><text:span text:style-name="T981"><text:s/>– группа испытаний не участвует <text:s text:c="2"/>( <text:s text:c="5"/>)</text:span></text:p>
          </table:table-cell>
          <table:covered-table-cell/>
          <table:covered-table-cell/>
          <table:covered-table-cell/>
        </table:table-row>
        <table:table-row table:style-name="TableRow982">
          <table:table-cell table:style-name="TableCell983" table:number-columns-spanned="4">
            <text:p text:style-name="P984">Подразделения, проводящие испытания</text:p>
            <text:p text:style-name="P985">Р – группа разработки</text:p>
            <text:p text:style-name="P986">И – группа испытаний</text:p>
            <text:p text:style-name="P987">О – группа обслуживания</text:p>
            <text:p text:style-name="P988">/ - испытания исключены</text:p>
          </table:table-cell>
          <table:covered-table-cell/>
          <table:covered-table-cell/>
          <table:covered-table-cell/>
        </table:table-row>
      </table:table>
      <text:p text:style-name="P989"/>
      <text:p text:style-name="P990">2.6.3.2 Эталоны для сравнения</text:p>
      <text:p text:style-name="P991">Отсутствуют.</text:p>
      <text:p text:style-name="P992">2.6.4 Обеспечение поддержки</text:p>
      <text:p text:style-name="P993">2.6.4.1 Мероприятия, обеспечивающие продвижение программного обеспечения на рынок – не производятся.</text:p>
      <text:p text:style-name="P994">2.6.4.2 Мероприятия, связанные с обучением</text:p>
      <text:p text:style-name="P995">Персонал, выполняющий миграцию номеров с <text:s/>использованием конвертера, требуется обучить приемам работы с ним и вариантам использования.</text:p>
      <text:p text:style-name="P996">2.6.4.3 Средства, обеспечивающие модернизацию программного изделия</text:p>
      <text:p text:style-name="P997">Не предусматриваются.</text:p>
      <text:p text:style-name="P998">2.7 Извещение об изменении календарных сроков</text:p>
      <text:p text:style-name="P999"><text:span text:style-name="T1000">Не предусматриваетс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6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2</text:page-number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26"><text:page-number text:fixed="false">21</text:page-number></text:p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2-06T02:37:00Z</dc:date>
    <meta:template xlink:href="Normal.dotm" xlink:type="simple"/>
    <meta:editing-cycles>42</meta:editing-cycles>
    <meta:editing-duration>PT39960S</meta:editing-duration>
    <meta:document-statistic meta:page-count="21" meta:paragraph-count="39" meta:word-count="2967" meta:character-count="19840" meta:row-count="140" meta:non-whitespace-character-count="16912"/>
  </office:meta>
</office:document-meta>
</file>